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66ff"/>
    </style:style>
    <style:style style:name="gr3" style:family="graphic" style:parent-style-name="standard">
      <style:graphic-properties draw:stroke="solid" svg:stroke-width="0.08cm" svg:stroke-color="#3465a4" draw:stroke-linejoin="round" svg:stroke-linecap="butt" draw:fill="none" fo:padding-top="0.04cm" fo:padding-bottom="0.04cm" fo:padding-left="0.04cm" fo:padding-right="0.04cm"/>
    </style:style>
    <style:style style:name="gr4" style:family="graphic" style:parent-style-name="standard">
      <style:graphic-properties draw:stroke="none" draw:fill="solid" draw:fill-color="#cc9900"/>
    </style:style>
    <style:style style:name="gr5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6" style:family="graphic" style:parent-style-name="standard">
      <style:graphic-properties draw:stroke="none" draw:fill="solid" draw:fill-color="#dddddd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.6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.69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.30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.61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.729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8cm" svg:stroke-color="#000000" draw:stroke-linejoin="round" svg:stroke-linecap="butt" draw:fill="none" fo:padding-top="0.04cm" fo:padding-bottom="0.04cm" fo:padding-left="0.04cm" fo:padding-right="0.04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2.352cm" fo:padding-top="0cm" fo:padding-bottom="0cm" fo:padding-left="0cm" fo:padding-right="0cm"/>
    </style:style>
    <style:style style:name="gr15" style:family="graphic" style:parent-style-name="standard">
      <style:graphic-properties draw:stroke="none" draw:fill="solid" draw:fill-color="#00cc33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907cm" fo:min-width="1.026cm" fo:padding-top="0cm" fo:padding-bottom="0cm" fo:padding-left="0cm" fo:padding-right="0cm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none" draw:textarea-horizontal-align="center" draw:textarea-vertical-align="middle" fo:padding-top="0.04cm" fo:padding-bottom="0.04cm" fo:padding-left="0.04cm" fo:padding-right="0.0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66ff"/>
    </style:style>
    <style:style style:name="P3" style:family="paragraph">
      <loext:graphic-properties draw:fill="none"/>
    </style:style>
    <style:style style:name="P4" style:family="paragraph">
      <loext:graphic-properties draw:fill="solid" draw:fill-color="#cc9900"/>
    </style:style>
    <style:style style:name="P5" style:family="paragraph">
      <loext:graphic-properties draw:fill="solid" draw:fill-color="#dddddd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00cc33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color="#000000" style:font-name="Nimbus Sans L" fo:font-size="18pt" style:font-size-asian="18pt" style:font-name-complex="Nimbus Sans 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27.94cm" svg:x="0cm" svg:y="-0.001cm" svg:viewBox="0 0 21591 27941" draw:points="0,0 21591,0 21591,27941 0,27941">
          <text:p/>
        </draw:polygon>
        <draw:path draw:style-name="gr2" draw:text-style-name="P2" draw:layer="layout" svg:width="1.273cm" svg:height="1.273cm" svg:x="5.062cm" svg:y="2.268cm" svg:viewBox="0 0 1274 1274" svg:d="M0 152c0-78 74-152 152-152h971c74 0 151 74 151 152v971c0 74-77 151-151 151h-971c-78 0-152-77-152-151zM0 0zM1274 1274z">
          <text:p/>
        </draw:path>
        <draw:path draw:style-name="gr3" draw:text-style-name="P3" draw:layer="layout" svg:width="1.273cm" svg:height="1.273cm" svg:x="5.062cm" svg:y="2.268cm" svg:viewBox="0 0 1274 1274" svg:d="M0 152c0-78 74-152 152-152h971c74 0 151 74 151 152v971c0 74-77 151-151 151h-971c-78 0-152-77-152-151z">
          <text:p/>
        </draw:path>
        <draw:polygon draw:style-name="gr3" draw:text-style-name="P3" draw:layer="layout" svg:width="0cm" svg:height="0cm" svg:x="5.062cm" svg:y="2.268cm" svg:viewBox="0 0 0 0" draw:points="0,0">
          <text:p/>
        </draw:polygon>
        <draw:polygon draw:style-name="gr3" draw:text-style-name="P3" draw:layer="layout" svg:width="0cm" svg:height="0cm" svg:x="6.335cm" svg:y="3.541cm" svg:viewBox="0 0 0 0" draw:points="0,0">
          <text:p/>
        </draw:polygon>
        <draw:path draw:style-name="gr2" draw:text-style-name="P2" draw:layer="layout" svg:width="1.273cm" svg:height="1.397cm" svg:x="9.761cm" svg:y="2.268cm" svg:viewBox="0 0 1274 1398" svg:d="M635 0c363 0 636 303 636 698s-273 700-636 700c-360 0-635-305-635-700s275-698 635-698zM0 0zM1274 1398z">
          <text:p/>
        </draw:path>
        <draw:path draw:style-name="gr3" draw:text-style-name="P3" draw:layer="layout" svg:width="1.27cm" svg:height="1.397cm" svg:x="9.761cm" svg:y="2.268cm" svg:viewBox="0 0 1271 1398" svg:d="M635 0c363 0 636 303 636 698s-273 700-636 700c-360 0-635-305-635-700s275-698 635-698z">
          <text:p/>
        </draw:path>
        <draw:polygon draw:style-name="gr3" draw:text-style-name="P3" draw:layer="layout" svg:width="0cm" svg:height="0cm" svg:x="9.761cm" svg:y="2.268cm" svg:viewBox="0 0 0 0" draw:points="0,0">
          <text:p/>
        </draw:polygon>
        <draw:polygon draw:style-name="gr3" draw:text-style-name="P3" draw:layer="layout" svg:width="0cm" svg:height="0cm" svg:x="11.034cm" svg:y="3.665cm" svg:viewBox="0 0 0 0" draw:points="0,0">
          <text:p/>
        </draw:polygon>
        <draw:path draw:style-name="gr2" draw:text-style-name="P2" draw:layer="layout" svg:width="1.273cm" svg:height="1.397cm" svg:x="12.809cm" svg:y="2.268cm" svg:viewBox="0 0 1274 1398" svg:d="M636 0c363 0 635 303 635 698s-272 700-635 700c-361 0-636-305-636-700s275-698 636-698zM0 0zM1274 1398z">
          <text:p/>
        </draw:path>
        <draw:path draw:style-name="gr3" draw:text-style-name="P3" draw:layer="layout" svg:width="1.27cm" svg:height="1.397cm" svg:x="12.809cm" svg:y="2.268cm" svg:viewBox="0 0 1271 1398" svg:d="M636 0c363 0 635 303 635 698s-272 700-635 700c-361 0-636-305-636-700s275-698 636-698z">
          <text:p/>
        </draw:path>
        <draw:polygon draw:style-name="gr3" draw:text-style-name="P3" draw:layer="layout" svg:width="0cm" svg:height="0cm" svg:x="12.809cm" svg:y="2.268cm" svg:viewBox="0 0 0 0" draw:points="0,0">
          <text:p/>
        </draw:polygon>
        <draw:polygon draw:style-name="gr3" draw:text-style-name="P3" draw:layer="layout" svg:width="0cm" svg:height="0cm" svg:x="14.082cm" svg:y="3.665cm" svg:viewBox="0 0 0 0" draw:points="0,0">
          <text:p/>
        </draw:polygon>
        <draw:path draw:style-name="gr2" draw:text-style-name="P2" draw:layer="layout" svg:width="1.273cm" svg:height="1.397cm" svg:x="11.285cm" svg:y="2.268cm" svg:viewBox="0 0 1274 1398" svg:d="M635 0c364 0 636 303 636 698s-272 700-636 700c-360 0-635-305-635-700s275-698 635-698zM0 0zM1274 1398z">
          <text:p/>
        </draw:path>
        <draw:path draw:style-name="gr3" draw:text-style-name="P3" draw:layer="layout" svg:width="1.27cm" svg:height="1.397cm" svg:x="11.285cm" svg:y="2.268cm" svg:viewBox="0 0 1271 1398" svg:d="M635 0c364 0 636 303 636 698s-272 700-636 700c-360 0-635-305-635-700s275-698 635-698z">
          <text:p/>
        </draw:path>
        <draw:polygon draw:style-name="gr3" draw:text-style-name="P3" draw:layer="layout" svg:width="0cm" svg:height="0cm" svg:x="11.285cm" svg:y="2.268cm" svg:viewBox="0 0 0 0" draw:points="0,0">
          <text:p/>
        </draw:polygon>
        <draw:polygon draw:style-name="gr3" draw:text-style-name="P3" draw:layer="layout" svg:width="0cm" svg:height="0cm" svg:x="12.558cm" svg:y="3.665cm" svg:viewBox="0 0 0 0" draw:points="0,0">
          <text:p/>
        </draw:polygon>
        <draw:path draw:style-name="gr2" draw:text-style-name="P2" draw:layer="layout" svg:width="1.273cm" svg:height="1.273cm" svg:x="9.761cm" svg:y="8.491cm" svg:viewBox="0 0 1274 1274" svg:d="M0 635l635-635 639 635-639 639zM0 0zM1274 1274z">
          <text:p/>
        </draw:path>
        <draw:polygon draw:style-name="gr3" draw:text-style-name="P3" draw:layer="layout" svg:width="1.273cm" svg:height="1.273cm" svg:x="9.761cm" svg:y="8.491cm" svg:viewBox="0 0 1274 1274" draw:points="0,635 635,0 1274,635 635,1274">
          <text:p/>
        </draw:polygon>
        <draw:polygon draw:style-name="gr3" draw:text-style-name="P3" draw:layer="layout" svg:width="0cm" svg:height="0cm" svg:x="9.761cm" svg:y="8.491cm" svg:viewBox="0 0 0 0" draw:points="0,0">
          <text:p/>
        </draw:polygon>
        <draw:polygon draw:style-name="gr3" draw:text-style-name="P3" draw:layer="layout" svg:width="0cm" svg:height="0cm" svg:x="11.034cm" svg:y="9.764cm" svg:viewBox="0 0 0 0" draw:points="0,0">
          <text:p/>
        </draw:polygon>
        <draw:path draw:style-name="gr2" draw:text-style-name="P2" draw:layer="layout" svg:width="1.273cm" svg:height="1.143cm" svg:x="2.268cm" svg:y="8.618cm" svg:viewBox="0 0 1274 1144" svg:d="M635 0l639 1144h-1274zM0 0zM1274 1144z">
          <text:p/>
        </draw:path>
        <draw:polygon draw:style-name="gr3" draw:text-style-name="P3" draw:layer="layout" svg:width="1.273cm" svg:height="1.143cm" svg:x="2.268cm" svg:y="8.618cm" svg:viewBox="0 0 1274 1144" draw:points="635,0 1274,1144 0,1144">
          <text:p/>
        </draw:polygon>
        <draw:polygon draw:style-name="gr3" draw:text-style-name="P3" draw:layer="layout" svg:width="0cm" svg:height="0cm" svg:x="2.268cm" svg:y="8.618cm" svg:viewBox="0 0 0 0" draw:points="0,0">
          <text:p/>
        </draw:polygon>
        <draw:polygon draw:style-name="gr3" draw:text-style-name="P3" draw:layer="layout" svg:width="0cm" svg:height="0cm" svg:x="3.541cm" svg:y="9.761cm" svg:viewBox="0 0 0 0" draw:points="0,0">
          <text:p/>
        </draw:polygon>
        <draw:path draw:style-name="gr2" draw:text-style-name="P2" draw:layer="layout" svg:width="1.273cm" svg:height="1.143cm" svg:x="6.205cm" svg:y="5.951cm" svg:viewBox="0 0 1274 1144" svg:d="M0 0h1274l-639 1144zM0 0zM1274 1144z">
          <text:p/>
        </draw:path>
        <draw:polygon draw:style-name="gr3" draw:text-style-name="P3" draw:layer="layout" svg:width="1.273cm" svg:height="1.143cm" svg:x="6.205cm" svg:y="5.951cm" svg:viewBox="0 0 1274 1144" draw:points="0,0 1274,0 635,1144">
          <text:p/>
        </draw:polygon>
        <draw:polygon draw:style-name="gr3" draw:text-style-name="P3" draw:layer="layout" svg:width="0cm" svg:height="0cm" svg:x="6.205cm" svg:y="5.951cm" svg:viewBox="0 0 0 0" draw:points="0,0">
          <text:p/>
        </draw:polygon>
        <draw:polygon draw:style-name="gr3" draw:text-style-name="P3" draw:layer="layout" svg:width="0cm" svg:height="0cm" svg:x="7.478cm" svg:y="7.094cm" svg:viewBox="0 0 0 0" draw:points="0,0">
          <text:p/>
        </draw:polygon>
        <draw:path draw:style-name="gr2" draw:text-style-name="P2" draw:layer="layout" svg:width="1.397cm" svg:height="1.273cm" svg:x="7.729cm" svg:y="12.555cm" svg:viewBox="0 0 1398 1274" svg:d="M282 0h836l280 635-280 639h-836l-282-639zM0 0zM1398 1274z">
          <text:p/>
        </draw:path>
        <draw:polygon draw:style-name="gr3" draw:text-style-name="P3" draw:layer="layout" svg:width="1.397cm" svg:height="1.273cm" svg:x="7.729cm" svg:y="12.555cm" svg:viewBox="0 0 1398 1274" draw:points="282,0 1118,0 1398,635 1118,1274 282,1274 0,635">
          <text:p/>
        </draw:polygon>
        <draw:polygon draw:style-name="gr3" draw:text-style-name="P3" draw:layer="layout" svg:width="0cm" svg:height="0cm" svg:x="7.729cm" svg:y="12.555cm" svg:viewBox="0 0 0 0" draw:points="0,0">
          <text:p/>
        </draw:polygon>
        <draw:polygon draw:style-name="gr3" draw:text-style-name="P3" draw:layer="layout" svg:width="0cm" svg:height="0cm" svg:x="9.126cm" svg:y="13.828cm" svg:viewBox="0 0 0 0" draw:points="0,0">
          <text:p/>
        </draw:polygon>
        <draw:path draw:style-name="gr4" draw:text-style-name="P4" draw:layer="layout" svg:width="1.273cm" svg:height="1.273cm" svg:x="14.46cm" svg:y="2.268cm" svg:viewBox="0 0 1274 1274" svg:d="M0 152c0-78 74-152 152-152h971c74 0 151 74 151 152v971c0 74-77 151-151 151h-971c-78 0-152-77-152-151zM0 0zM1274 1274z">
          <text:p/>
        </draw:path>
        <draw:path draw:style-name="gr5" draw:text-style-name="P3" draw:layer="layout" svg:width="1.273cm" svg:height="1.273cm" svg:x="14.46cm" svg:y="2.268cm" svg:viewBox="0 0 1274 1274" svg:d="M0 152c0-78 74-152 152-152h971c74 0 151 74 151 152v971c0 74-77 151-151 151h-971c-78 0-152-77-152-151z">
          <text:p/>
        </draw:path>
        <draw:polygon draw:style-name="gr5" draw:text-style-name="P3" draw:layer="layout" svg:width="0cm" svg:height="0cm" svg:x="14.46cm" svg:y="2.268cm" svg:viewBox="0 0 0 0" draw:points="0,0">
          <text:p/>
        </draw:polygon>
        <draw:polygon draw:style-name="gr5" draw:text-style-name="P3" draw:layer="layout" svg:width="0cm" svg:height="0cm" svg:x="15.733cm" svg:y="3.541cm" svg:viewBox="0 0 0 0" draw:points="0,0">
          <text:p/>
        </draw:polygon>
        <draw:path draw:style-name="gr4" draw:text-style-name="P4" draw:layer="layout" svg:width="1.27cm" svg:height="1.273cm" svg:x="14.46cm" svg:y="7.348cm" svg:viewBox="0 0 1271 1274" svg:d="M636 0c360 0 635 275 635 635 0 364-275 636-635 636s-636-272-636-636c0-360 276-635 636-635zM0 0zM1271 1274z">
          <text:p/>
        </draw:path>
        <draw:path draw:style-name="gr5" draw:text-style-name="P3" draw:layer="layout" svg:width="1.27cm" svg:height="1.27cm" svg:x="14.46cm" svg:y="7.348cm" svg:viewBox="0 0 1271 1271" svg:d="M636 0c360 0 635 275 635 635 0 364-275 636-635 636s-636-272-636-636c0-360 276-635 636-635z">
          <text:p/>
        </draw:path>
        <draw:polygon draw:style-name="gr5" draw:text-style-name="P3" draw:layer="layout" svg:width="0cm" svg:height="0cm" svg:x="14.46cm" svg:y="7.348cm" svg:viewBox="0 0 0 0" draw:points="0,0">
          <text:p/>
        </draw:polygon>
        <draw:polygon draw:style-name="gr5" draw:text-style-name="P3" draw:layer="layout" svg:width="0cm" svg:height="0cm" svg:x="15.73cm" svg:y="8.621cm" svg:viewBox="0 0 0 0" draw:points="0,0">
          <text:p/>
        </draw:polygon>
        <draw:path draw:style-name="gr4" draw:text-style-name="P4" draw:layer="layout" svg:width="1.401cm" svg:height="1.273cm" svg:x="14.456cm" svg:y="9.888cm" svg:viewBox="0 0 1402 1274" svg:d="M0 635l700-635 702 635-702 639zM0 0zM1402 1274z">
          <text:p/>
        </draw:path>
        <draw:polygon draw:style-name="gr5" draw:text-style-name="P3" draw:layer="layout" svg:width="1.401cm" svg:height="1.273cm" svg:x="14.456cm" svg:y="9.888cm" svg:viewBox="0 0 1402 1274" draw:points="0,635 700,0 1402,635 700,1274">
          <text:p/>
        </draw:polygon>
        <draw:polygon draw:style-name="gr5" draw:text-style-name="P3" draw:layer="layout" svg:width="0cm" svg:height="0cm" svg:x="14.456cm" svg:y="9.888cm" svg:viewBox="0 0 0 0" draw:points="0,0">
          <text:p/>
        </draw:polygon>
        <draw:polygon draw:style-name="gr5" draw:text-style-name="P3" draw:layer="layout" svg:width="0cm" svg:height="0cm" svg:x="15.857cm" svg:y="11.161cm" svg:viewBox="0 0 0 0" draw:points="0,0">
          <text:p/>
        </draw:polygon>
        <draw:path draw:style-name="gr4" draw:text-style-name="P4" draw:layer="layout" svg:width="1.401cm" svg:height="1.273cm" svg:x="14.456cm" svg:y="12.428cm" svg:viewBox="0 0 1402 1274" svg:d="M700 0l702 1274h-1402zM0 0zM1402 1274z">
          <text:p/>
        </draw:path>
        <draw:polygon draw:style-name="gr5" draw:text-style-name="P3" draw:layer="layout" svg:width="1.401cm" svg:height="1.273cm" svg:x="14.456cm" svg:y="12.428cm" svg:viewBox="0 0 1402 1274" draw:points="700,0 1402,1274 0,1274">
          <text:p/>
        </draw:polygon>
        <draw:polygon draw:style-name="gr5" draw:text-style-name="P3" draw:layer="layout" svg:width="0cm" svg:height="0cm" svg:x="14.456cm" svg:y="12.428cm" svg:viewBox="0 0 0 0" draw:points="0,0">
          <text:p/>
        </draw:polygon>
        <draw:polygon draw:style-name="gr5" draw:text-style-name="P3" draw:layer="layout" svg:width="0cm" svg:height="0cm" svg:x="15.857cm" svg:y="13.701cm" svg:viewBox="0 0 0 0" draw:points="0,0">
          <text:p/>
        </draw:polygon>
        <draw:path draw:style-name="gr4" draw:text-style-name="P4" draw:layer="layout" svg:width="1.401cm" svg:height="1.273cm" svg:x="14.456cm" svg:y="14.968cm" svg:viewBox="0 0 1402 1274" svg:d="M0 0h1402l-702 1274zM0 0zM1402 1274z">
          <text:p/>
        </draw:path>
        <draw:polygon draw:style-name="gr5" draw:text-style-name="P3" draw:layer="layout" svg:width="1.401cm" svg:height="1.273cm" svg:x="14.456cm" svg:y="14.968cm" svg:viewBox="0 0 1402 1274" draw:points="0,0 1402,0 700,1274">
          <text:p/>
        </draw:polygon>
        <draw:polygon draw:style-name="gr5" draw:text-style-name="P3" draw:layer="layout" svg:width="0cm" svg:height="0cm" svg:x="14.456cm" svg:y="14.968cm" svg:viewBox="0 0 0 0" draw:points="0,0">
          <text:p/>
        </draw:polygon>
        <draw:polygon draw:style-name="gr5" draw:text-style-name="P3" draw:layer="layout" svg:width="0cm" svg:height="0cm" svg:x="15.857cm" svg:y="16.241cm" svg:viewBox="0 0 0 0" draw:points="0,0">
          <text:p/>
        </draw:polygon>
        <draw:path draw:style-name="gr4" draw:text-style-name="P4" draw:layer="layout" svg:width="1.401cm" svg:height="1.273cm" svg:x="14.456cm" svg:y="17.508cm" svg:viewBox="0 0 1402 1274" svg:d="M284 0h836l282 635-282 639h-836l-284-639zM0 0zM1402 1274z">
          <text:p/>
        </draw:path>
        <draw:polygon draw:style-name="gr5" draw:text-style-name="P3" draw:layer="layout" svg:width="1.401cm" svg:height="1.273cm" svg:x="14.456cm" svg:y="17.508cm" svg:viewBox="0 0 1402 1274" draw:points="284,0 1120,0 1402,635 1120,1274 284,1274 0,635">
          <text:p/>
        </draw:polygon>
        <draw:polygon draw:style-name="gr5" draw:text-style-name="P3" draw:layer="layout" svg:width="0cm" svg:height="0cm" svg:x="14.456cm" svg:y="17.508cm" svg:viewBox="0 0 0 0" draw:points="0,0">
          <text:p/>
        </draw:polygon>
        <draw:polygon draw:style-name="gr5" draw:text-style-name="P3" draw:layer="layout" svg:width="0cm" svg:height="0cm" svg:x="15.857cm" svg:y="18.781cm" svg:viewBox="0 0 0 0" draw:points="0,0">
          <text:p/>
        </draw:polygon>
        <draw:polygon draw:style-name="gr6" draw:text-style-name="P5" draw:layer="layout" svg:width="3.937cm" svg:height="1.27cm" svg:x="16.111cm" svg:y="2.268cm" svg:viewBox="0 0 3938 1271" draw:points="1973,1271 0,1271 0,0 3938,0 3938,1271">
          <text:p/>
        </draw:polygon>
        <draw:polygon draw:style-name="gr6" draw:text-style-name="P5" draw:layer="layout" svg:width="3.937cm" svg:height="1.27cm" svg:x="16.238cm" svg:y="17.508cm" svg:viewBox="0 0 3938 1271" draw:points="1969,1271 0,1271 0,0 3938,0 3938,1271">
          <text:p/>
        </draw:polygon>
        <draw:frame draw:style-name="gr7" draw:text-style-name="P7" draw:layer="layout" svg:width="1.695cm" svg:height="0.907cm" svg:x="17.237cm" svg:y="2.351cm">
          <draw:text-box>
            <text:p text:style-name="P6"><text:span text:style-name="T1">DOT1</text:span></text:p>
          </draw:text-box>
        </draw:frame>
        <draw:polygon draw:style-name="gr6" draw:text-style-name="P5" draw:layer="layout" svg:width="3.937cm" svg:height="1.27cm" svg:x="16.238cm" svg:y="14.968cm" svg:viewBox="0 0 3938 1271" draw:points="1969,1271 0,1271 0,0 3938,0 3938,1271">
          <text:p/>
        </draw:polygon>
        <draw:frame draw:style-name="gr8" draw:text-style-name="P7" draw:layer="layout" svg:width="1.695cm" svg:height="0.907cm" svg:x="17.36cm" svg:y="17.591cm">
          <draw:text-box>
            <text:p text:style-name="P6"><text:span text:style-name="T1">AXPY</text:span></text:p>
          </draw:text-box>
        </draw:frame>
        <draw:polygon draw:style-name="gr6" draw:text-style-name="P5" draw:layer="layout" svg:width="3.937cm" svg:height="1.27cm" svg:x="16.238cm" svg:y="12.555cm" svg:viewBox="0 0 3938 1271" draw:points="1969,1271 0,1271 0,0 3938,0 3938,1271">
          <text:p/>
        </draw:polygon>
        <draw:frame draw:style-name="gr9" draw:text-style-name="P7" draw:layer="layout" svg:width="1.306cm" svg:height="0.907cm" svg:x="17.554cm" svg:y="15.051cm">
          <draw:text-box>
            <text:p text:style-name="P6"><text:span text:style-name="T1">Beta</text:span></text:p>
          </draw:text-box>
        </draw:frame>
        <draw:polygon draw:style-name="gr6" draw:text-style-name="P5" draw:layer="layout" svg:width="3.937cm" svg:height="1.27cm" svg:x="16.203cm" svg:y="9.923cm" svg:viewBox="0 0 3938 1271" draw:points="1969,1271 0,1271 0,0 3938,0 3938,1271">
          <text:p/>
        </draw:polygon>
        <draw:frame draw:style-name="gr10" draw:text-style-name="P7" draw:layer="layout" svg:width="1.619cm" svg:height="0.907cm" svg:x="17.395cm" svg:y="12.638cm">
          <draw:text-box>
            <text:p text:style-name="P6"><text:span text:style-name="T1">Alpha</text:span></text:p>
          </draw:text-box>
        </draw:frame>
        <draw:polygon draw:style-name="gr6" draw:text-style-name="P5" draw:layer="layout" svg:width="3.937cm" svg:height="1.27cm" svg:x="16.111cm" svg:y="7.348cm" svg:viewBox="0 0 3938 1271" draw:points="1969,1271 0,1271 0,0 3938,0 3938,1271">
          <text:p/>
        </draw:polygon>
        <draw:frame draw:style-name="gr11" draw:text-style-name="P7" draw:layer="layout" svg:width="1.729cm" svg:height="0.907cm" svg:x="17.307cm" svg:y="10.003cm">
          <draw:text-box>
            <text:p text:style-name="P6"><text:span text:style-name="T1">SpMV</text:span></text:p>
          </draw:text-box>
        </draw:frame>
        <draw:path draw:style-name="gr2" draw:text-style-name="P2" draw:layer="layout" svg:width="1.273cm" svg:height="1.273cm" svg:x="6.713cm" svg:y="2.268cm" svg:viewBox="0 0 1274 1274" svg:d="M0 152c0-78 74-152 152-152h971c74 0 151 74 151 152v971c0 74-77 151-151 151h-971c-78 0-152-77-152-151zM0 0zM1274 1274z">
          <text:p/>
        </draw:path>
        <draw:path draw:style-name="gr3" draw:text-style-name="P3" draw:layer="layout" svg:width="1.273cm" svg:height="1.273cm" svg:x="6.713cm" svg:y="2.268cm" svg:viewBox="0 0 1274 1274" svg:d="M0 152c0-78 74-152 152-152h971c74 0 151 74 151 152v971c0 74-77 151-151 151h-971c-78 0-152-77-152-151z">
          <text:p/>
        </draw:path>
        <draw:polygon draw:style-name="gr3" draw:text-style-name="P3" draw:layer="layout" svg:width="0cm" svg:height="0cm" svg:x="6.713cm" svg:y="2.268cm" svg:viewBox="0 0 0 0" draw:points="0,0">
          <text:p/>
        </draw:polygon>
        <draw:polygon draw:style-name="gr3" draw:text-style-name="P3" draw:layer="layout" svg:width="0cm" svg:height="0cm" svg:x="7.986cm" svg:y="3.541cm" svg:viewBox="0 0 0 0" draw:points="0,0">
          <text:p/>
        </draw:polygon>
        <draw:path draw:style-name="gr2" draw:text-style-name="P2" draw:layer="layout" svg:width="1.273cm" svg:height="1.273cm" svg:x="8.237cm" svg:y="2.268cm" svg:viewBox="0 0 1274 1274" svg:d="M0 152c0-78 75-152 153-152h970c74 0 151 74 151 152v971c0 74-77 151-151 151h-970c-78 0-153-77-153-151zM0 0zM1274 1274z">
          <text:p/>
        </draw:path>
        <draw:path draw:style-name="gr3" draw:text-style-name="P3" draw:layer="layout" svg:width="1.273cm" svg:height="1.273cm" svg:x="8.237cm" svg:y="2.268cm" svg:viewBox="0 0 1274 1274" svg:d="M0 152c0-78 75-152 153-152h970c74 0 151 74 151 152v971c0 74-77 151-151 151h-970c-78 0-153-77-153-151z">
          <text:p/>
        </draw:path>
        <draw:polygon draw:style-name="gr3" draw:text-style-name="P3" draw:layer="layout" svg:width="0cm" svg:height="0cm" svg:x="8.237cm" svg:y="2.268cm" svg:viewBox="0 0 0 0" draw:points="0,0">
          <text:p/>
        </draw:polygon>
        <draw:polygon draw:style-name="gr3" draw:text-style-name="P3" draw:layer="layout" svg:width="0cm" svg:height="0cm" svg:x="9.51cm" svg:y="3.541cm" svg:viewBox="0 0 0 0" draw:points="0,0">
          <text:p/>
        </draw:polygon>
        <draw:path draw:style-name="gr2" draw:text-style-name="P2" draw:layer="layout" svg:width="1.27cm" svg:height="1.27cm" svg:x="11.285cm" svg:y="8.526cm" svg:viewBox="0 0 1271 1271" svg:d="M0 635l635-635 636 635-636 636zM0 0zM1271 1271z">
          <text:p/>
        </draw:path>
        <draw:polygon draw:style-name="gr3" draw:text-style-name="P3" draw:layer="layout" svg:width="1.27cm" svg:height="1.27cm" svg:x="11.285cm" svg:y="8.526cm" svg:viewBox="0 0 1271 1271" draw:points="0,635 635,0 1271,635 635,1271">
          <text:p/>
        </draw:polygon>
        <draw:polygon draw:style-name="gr3" draw:text-style-name="P3" draw:layer="layout" svg:width="0cm" svg:height="0cm" svg:x="11.285cm" svg:y="8.526cm" svg:viewBox="0 0 0 0" draw:points="0,0">
          <text:p/>
        </draw:polygon>
        <draw:polygon draw:style-name="gr3" draw:text-style-name="P3" draw:layer="layout" svg:width="0cm" svg:height="0cm" svg:x="12.555cm" svg:y="9.796cm" svg:viewBox="0 0 0 0" draw:points="0,0">
          <text:p/>
        </draw:polygon>
        <draw:path draw:style-name="gr2" draw:text-style-name="P2" draw:layer="layout" svg:width="1.273cm" svg:height="1.273cm" svg:x="12.809cm" svg:y="8.491cm" svg:viewBox="0 0 1274 1274" svg:d="M0 635l636-635 638 635-638 639zM0 0zM1274 1274z">
          <text:p/>
        </draw:path>
        <draw:polygon draw:style-name="gr3" draw:text-style-name="P3" draw:layer="layout" svg:width="1.273cm" svg:height="1.273cm" svg:x="12.809cm" svg:y="8.491cm" svg:viewBox="0 0 1274 1274" draw:points="0,635 636,0 1274,635 636,1274">
          <text:p/>
        </draw:polygon>
        <draw:polygon draw:style-name="gr3" draw:text-style-name="P3" draw:layer="layout" svg:width="0cm" svg:height="0cm" svg:x="12.809cm" svg:y="8.491cm" svg:viewBox="0 0 0 0" draw:points="0,0">
          <text:p/>
        </draw:polygon>
        <draw:polygon draw:style-name="gr3" draw:text-style-name="P3" draw:layer="layout" svg:width="0cm" svg:height="0cm" svg:x="14.082cm" svg:y="9.764cm" svg:viewBox="0 0 0 0" draw:points="0,0">
          <text:p/>
        </draw:polygon>
        <draw:line draw:style-name="gr12" draw:text-style-name="P3" draw:layer="layout" svg:x1="8.873cm" svg:y1="3.538cm" svg:x2="7.231cm" svg:y2="5.493cm">
          <text:p/>
        </draw:line>
        <draw:polygon draw:style-name="gr13" draw:text-style-name="P8" draw:layer="layout" svg:width="0.568cm" svg:height="0.617cm" svg:x="6.84cm" svg:y="5.334cm" svg:viewBox="0 0 569 618" draw:points="0,618 569,271 247,0">
          <text:p/>
        </draw:polygon>
        <draw:line draw:style-name="gr12" draw:text-style-name="P3" draw:layer="layout" svg:x1="7.349cm" svg:y1="3.538cm" svg:x2="6.967cm" svg:y2="5.363cm">
          <text:p/>
        </draw:line>
        <draw:polygon draw:style-name="gr13" draw:text-style-name="P8" draw:layer="layout" svg:width="0.413cm" svg:height="0.66cm" svg:x="6.766cm" svg:y="5.291cm" svg:viewBox="0 0 414 661" draw:points="75,661 414,85 0,0">
          <text:p/>
        </draw:polygon>
        <draw:line draw:style-name="gr12" draw:text-style-name="P3" draw:layer="layout" svg:x1="5.697cm" svg:y1="3.538cm" svg:x2="6.583cm" svg:y2="5.409cm">
          <text:p/>
        </draw:line>
        <draw:polygon draw:style-name="gr13" draw:text-style-name="P8" draw:layer="layout" svg:width="0.459cm" svg:height="0.66cm" svg:x="6.381cm" svg:y="5.291cm" svg:viewBox="0 0 460 661" draw:points="460,661 382,0 0,180">
          <text:p/>
        </draw:polygon>
        <draw:path draw:style-name="gr2" draw:text-style-name="P2" draw:layer="layout" svg:width="1.397cm" svg:height="1.273cm" svg:x="10.015cm" svg:y="12.555cm" svg:viewBox="0 0 1398 1274" svg:d="M282 0h837l279 635-279 639h-837l-282-639zM0 0zM1398 1274z">
          <text:p/>
        </draw:path>
        <draw:polygon draw:style-name="gr3" draw:text-style-name="P3" draw:layer="layout" svg:width="1.397cm" svg:height="1.273cm" svg:x="10.015cm" svg:y="12.555cm" svg:viewBox="0 0 1398 1274" draw:points="282,0 1119,0 1398,635 1119,1274 282,1274 0,635">
          <text:p/>
        </draw:polygon>
        <draw:polygon draw:style-name="gr3" draw:text-style-name="P3" draw:layer="layout" svg:width="0cm" svg:height="0cm" svg:x="10.015cm" svg:y="12.555cm" svg:viewBox="0 0 0 0" draw:points="0,0">
          <text:p/>
        </draw:polygon>
        <draw:polygon draw:style-name="gr3" draw:text-style-name="P3" draw:layer="layout" svg:width="0cm" svg:height="0cm" svg:x="11.412cm" svg:y="13.828cm" svg:viewBox="0 0 0 0" draw:points="0,0">
          <text:p/>
        </draw:polygon>
        <draw:path draw:style-name="gr2" draw:text-style-name="P2" draw:layer="layout" svg:width="1.397cm" svg:height="1.273cm" svg:x="5.189cm" svg:y="12.555cm" svg:viewBox="0 0 1398 1274" svg:d="M282 0h837l279 635-279 639h-837l-282-639zM0 0zM1398 1274z">
          <text:p/>
        </draw:path>
        <draw:polygon draw:style-name="gr3" draw:text-style-name="P3" draw:layer="layout" svg:width="1.397cm" svg:height="1.273cm" svg:x="5.189cm" svg:y="12.555cm" svg:viewBox="0 0 1398 1274" draw:points="282,0 1119,0 1398,635 1119,1274 282,1274 0,635">
          <text:p/>
        </draw:polygon>
        <draw:polygon draw:style-name="gr3" draw:text-style-name="P3" draw:layer="layout" svg:width="0cm" svg:height="0cm" svg:x="5.189cm" svg:y="12.555cm" svg:viewBox="0 0 0 0" draw:points="0,0">
          <text:p/>
        </draw:polygon>
        <draw:polygon draw:style-name="gr3" draw:text-style-name="P3" draw:layer="layout" svg:width="0cm" svg:height="0cm" svg:x="6.586cm" svg:y="13.828cm" svg:viewBox="0 0 0 0" draw:points="0,0">
          <text:p/>
        </draw:polygon>
        <draw:line draw:style-name="gr12" draw:text-style-name="P3" draw:layer="layout" svg:x1="2.903cm" svg:y1="9.761cm" svg:x2="5.451cm" svg:y2="12.147cm">
          <text:p/>
        </draw:line>
        <draw:polygon draw:style-name="gr13" draw:text-style-name="P8" draw:layer="layout" svg:width="0.607cm" svg:height="0.582cm" svg:x="5.284cm" svg:y="11.973cm" svg:viewBox="0 0 608 583" draw:points="608,583 289,0 0,307">
          <text:p/>
        </draw:polygon>
        <draw:line draw:style-name="gr12" draw:text-style-name="P3" draw:layer="layout" svg:x1="2.903cm" svg:y1="9.761cm" svg:x2="7.892cm" svg:y2="12.284cm">
          <text:p/>
        </draw:line>
        <draw:polygon draw:style-name="gr13" draw:text-style-name="P8" draw:layer="layout" svg:width="0.66cm" svg:height="0.473cm" svg:x="7.771cm" svg:y="12.082cm" svg:viewBox="0 0 661 474" draw:points="661,474 191,0 0,378">
          <text:p/>
        </draw:polygon>
        <draw:line draw:style-name="gr12" draw:text-style-name="P3" draw:layer="layout" svg:x1="2.903cm" svg:y1="9.761cm" svg:x2="10.15cm" svg:y2="12.355cm">
          <text:p/>
        </draw:line>
        <draw:polygon draw:style-name="gr13" draw:text-style-name="P8" draw:layer="layout" svg:width="0.667cm" svg:height="0.409cm" svg:x="10.05cm" svg:y="12.146cm" svg:viewBox="0 0 668 410" draw:points="668,410 141,0 0,396">
          <text:p/>
        </draw:polygon>
        <draw:line draw:style-name="gr12" draw:text-style-name="P3" draw:layer="layout" svg:x1="10.397cm" svg:y1="9.761cm" svg:x2="6.402cm" svg:y2="12.238cm">
          <text:p/>
        </draw:line>
        <draw:polygon draw:style-name="gr13" draw:text-style-name="P8" draw:layer="layout" svg:width="0.645cm" svg:height="0.512cm" svg:x="5.891cm" svg:y="12.043cm" svg:viewBox="0 0 646 513" draw:points="0,513 646,360 424,0">
          <text:p/>
        </draw:polygon>
        <draw:line draw:style-name="gr12" draw:text-style-name="P3" draw:layer="layout" svg:x1="11.921cm" svg:y1="9.796cm" svg:x2="8.904cm" svg:y2="12.182cm">
          <text:p/>
        </draw:line>
        <draw:polygon draw:style-name="gr13" draw:text-style-name="P8" draw:layer="layout" svg:width="0.624cm" svg:height="0.554cm" svg:x="8.431cm" svg:y="12.001cm" svg:viewBox="0 0 625 555" draw:points="0,555 625,328 363,0">
          <text:p/>
        </draw:polygon>
        <draw:line draw:style-name="gr12" draw:text-style-name="P3" draw:layer="layout" svg:x1="13.445cm" svg:y1="9.761cm" svg:x2="11.137cm" svg:y2="12.125cm">
          <text:p/>
        </draw:line>
        <draw:polygon draw:style-name="gr13" draw:text-style-name="P8" draw:layer="layout" svg:width="0.589cm" svg:height="0.596cm" svg:x="10.717cm" svg:y="11.959cm" svg:viewBox="0 0 590 597" draw:points="0,597 590,293 290,0">
          <text:p/>
        </draw:polygon>
        <draw:path draw:style-name="gr2" draw:text-style-name="P2" draw:layer="layout" svg:width="1.273cm" svg:height="1.143cm" svg:x="6.205cm" svg:y="8.618cm" svg:viewBox="0 0 1274 1144" svg:d="M0 229l1274-229v1144h-1274zM0 0zM1274 1144z">
          <text:p/>
        </draw:path>
        <draw:polygon draw:style-name="gr3" draw:text-style-name="P3" draw:layer="layout" svg:width="1.273cm" svg:height="1.143cm" svg:x="6.205cm" svg:y="8.618cm" svg:viewBox="0 0 1274 1144" draw:points="0,229 1274,0 1274,1144 0,1144">
          <text:p/>
        </draw:polygon>
        <draw:polygon draw:style-name="gr3" draw:text-style-name="P3" draw:layer="layout" svg:width="0cm" svg:height="0cm" svg:x="6.205cm" svg:y="8.618cm" svg:viewBox="0 0 0 0" draw:points="0,0">
          <text:p/>
        </draw:polygon>
        <draw:polygon draw:style-name="gr3" draw:text-style-name="P3" draw:layer="layout" svg:width="0cm" svg:height="0cm" svg:x="7.478cm" svg:y="9.761cm" svg:viewBox="0 0 0 0" draw:points="0,0">
          <text:p/>
        </draw:polygon>
        <draw:path draw:style-name="gr2" draw:text-style-name="P2" draw:layer="layout" svg:width="1.273cm" svg:height="1.143cm" svg:x="4.427cm" svg:y="8.618cm" svg:viewBox="0 0 1274 1144" svg:d="M0 229l1274-229v1144h-1274zM0 0zM1274 1144z">
          <text:p/>
        </draw:path>
        <draw:polygon draw:style-name="gr3" draw:text-style-name="P3" draw:layer="layout" svg:width="1.273cm" svg:height="1.143cm" svg:x="4.427cm" svg:y="8.618cm" svg:viewBox="0 0 1274 1144" draw:points="0,229 1274,0 1274,1144 0,1144">
          <text:p/>
        </draw:polygon>
        <draw:polygon draw:style-name="gr3" draw:text-style-name="P3" draw:layer="layout" svg:width="0cm" svg:height="0cm" svg:x="4.427cm" svg:y="8.618cm" svg:viewBox="0 0 0 0" draw:points="0,0">
          <text:p/>
        </draw:polygon>
        <draw:polygon draw:style-name="gr3" draw:text-style-name="P3" draw:layer="layout" svg:width="0cm" svg:height="0cm" svg:x="5.7cm" svg:y="9.761cm" svg:viewBox="0 0 0 0" draw:points="0,0">
          <text:p/>
        </draw:polygon>
        <draw:path draw:style-name="gr2" draw:text-style-name="P2" draw:layer="layout" svg:width="1.273cm" svg:height="1.143cm" svg:x="7.983cm" svg:y="8.618cm" svg:viewBox="0 0 1274 1144" svg:d="M0 229l1274-229v1144h-1274zM0 0zM1274 1144z">
          <text:p/>
        </draw:path>
        <draw:polygon draw:style-name="gr3" draw:text-style-name="P3" draw:layer="layout" svg:width="1.273cm" svg:height="1.143cm" svg:x="7.983cm" svg:y="8.618cm" svg:viewBox="0 0 1274 1144" draw:points="0,229 1274,0 1274,1144 0,1144">
          <text:p/>
        </draw:polygon>
        <draw:polygon draw:style-name="gr3" draw:text-style-name="P3" draw:layer="layout" svg:width="0cm" svg:height="0cm" svg:x="7.983cm" svg:y="8.618cm" svg:viewBox="0 0 0 0" draw:points="0,0">
          <text:p/>
        </draw:polygon>
        <draw:polygon draw:style-name="gr3" draw:text-style-name="P3" draw:layer="layout" svg:width="0cm" svg:height="0cm" svg:x="9.256cm" svg:y="9.761cm" svg:viewBox="0 0 0 0" draw:points="0,0">
          <text:p/>
        </draw:polygon>
        <draw:line draw:style-name="gr12" draw:text-style-name="P3" draw:layer="layout" svg:x1="6.841cm" svg:y1="7.094cm" svg:x2="5.506cm" svg:y2="8.326cm">
          <text:p/>
        </draw:line>
        <draw:polygon draw:style-name="gr13" draw:text-style-name="P8" draw:layer="layout" svg:width="0.61cm" svg:height="0.582cm" svg:x="5.062cm" svg:y="8.149cm" svg:viewBox="0 0 611 583" draw:points="0,583 611,311 325,0">
          <text:p/>
        </draw:polygon>
        <draw:line draw:style-name="gr12" draw:text-style-name="P3" draw:layer="layout" svg:x1="6.84cm" svg:y1="7.094cm" svg:x2="6.84cm" svg:y2="8.131cm">
          <text:p/>
        </draw:line>
        <draw:polygon draw:style-name="gr13" draw:text-style-name="P8" draw:layer="layout" svg:width="0.42cm" svg:height="0.628cm" svg:x="6.632cm" svg:y="8.103cm" svg:viewBox="0 0 421 629" draw:points="208,629 421,0 0,0">
          <text:p/>
        </draw:polygon>
        <draw:line draw:style-name="gr12" draw:text-style-name="P3" draw:layer="layout" svg:x1="6.84cm" svg:y1="7.094cm" svg:x2="8.178cm" svg:y2="8.326cm">
          <text:p/>
        </draw:line>
        <draw:polygon draw:style-name="gr13" draw:text-style-name="P8" draw:layer="layout" svg:width="0.607cm" svg:height="0.582cm" svg:x="8.011cm" svg:y="8.149cm" svg:viewBox="0 0 608 583" draw:points="608,583 287,0 0,311">
          <text:p/>
        </draw:polygon>
        <draw:line draw:style-name="gr12" draw:text-style-name="P3" draw:layer="layout" svg:x1="5.062cm" svg:y1="9.673cm" svg:x2="5.726cm" svg:y2="11.977cm">
          <text:p/>
        </draw:line>
        <draw:polygon draw:style-name="gr13" draw:text-style-name="P8" draw:layer="layout" svg:width="0.406cm" svg:height="0.663cm" svg:x="5.513cm" svg:y="11.892cm" svg:viewBox="0 0 407 664" draw:points="379,664 407,0 0,116">
          <text:p/>
        </draw:polygon>
        <draw:line draw:style-name="gr12" draw:text-style-name="P3" draw:layer="layout" svg:x1="6.84cm" svg:y1="9.673cm" svg:x2="8.139cm" svg:y2="12.03cm">
          <text:p/>
        </draw:line>
        <draw:polygon draw:style-name="gr13" draw:text-style-name="P8" draw:layer="layout" svg:width="0.49cm" svg:height="0.653cm" svg:x="7.941cm" svg:y="11.902cm" svg:viewBox="0 0 491 654" draw:points="491,654 371,0 0,202">
          <text:p/>
        </draw:polygon>
        <draw:line draw:style-name="gr12" draw:text-style-name="P3" draw:layer="layout" svg:x1="8.618cm" svg:y1="9.673cm" svg:x2="10.362cm" svg:y2="12.069cm">
          <text:p/>
        </draw:line>
        <draw:polygon draw:style-name="gr13" draw:text-style-name="P8" draw:layer="layout" svg:width="0.543cm" svg:height="0.635cm" svg:x="10.174cm" svg:y="11.92cm" svg:viewBox="0 0 544 636" draw:points="544,636 342,0 0,250">
          <text:p/>
        </draw:polygon>
        <draw:path draw:style-name="gr4" draw:text-style-name="P4" draw:layer="layout" svg:width="1.27cm" svg:height="1.273cm" svg:x="14.587cm" svg:y="20.048cm" svg:viewBox="0 0 1271 1274" svg:d="M0 254l1271-254v1274h-1271zM0 0zM1271 1274z">
          <text:p/>
        </draw:path>
        <draw:polygon draw:style-name="gr5" draw:text-style-name="P3" draw:layer="layout" svg:width="1.27cm" svg:height="1.273cm" svg:x="14.587cm" svg:y="20.048cm" svg:viewBox="0 0 1271 1274" draw:points="0,254 1271,0 1271,1274 0,1274">
          <text:p/>
        </draw:polygon>
        <draw:polygon draw:style-name="gr5" draw:text-style-name="P3" draw:layer="layout" svg:width="0cm" svg:height="0cm" svg:x="14.587cm" svg:y="20.048cm" svg:viewBox="0 0 0 0" draw:points="0,0">
          <text:p/>
        </draw:polygon>
        <draw:polygon draw:style-name="gr5" draw:text-style-name="P3" draw:layer="layout" svg:width="0cm" svg:height="0cm" svg:x="15.857cm" svg:y="21.321cm" svg:viewBox="0 0 0 0" draw:points="0,0">
          <text:p/>
        </draw:polygon>
        <draw:polygon draw:style-name="gr6" draw:text-style-name="P5" draw:layer="layout" svg:width="3.937cm" svg:height="1.27cm" svg:x="16.238cm" svg:y="20.048cm" svg:viewBox="0 0 3938 1271" draw:points="1969,1271 0,1271 0,0 3938,0 3938,1271">
          <text:p/>
        </draw:polygon>
        <draw:frame draw:style-name="gr14" draw:text-style-name="P7" draw:layer="layout" svg:width="2.36cm" svg:height="0.907cm" svg:x="16.902cm" svg:y="7.431cm">
          <draw:text-box>
            <text:p text:style-name="P6"><text:span text:style-name="T1">Precond</text:span></text:p>
          </draw:text-box>
        </draw:frame>
        <draw:path draw:style-name="gr2" draw:text-style-name="P2" draw:layer="layout" svg:width="1.231cm" svg:height="1.231cm" svg:x="3.665cm" svg:y="2.268cm" svg:viewBox="0 0 1232 1232" svg:d="M240 0h992l-240 1232h-992zM0 0zM1232 1232z">
          <text:p/>
        </draw:path>
        <draw:polygon draw:style-name="gr5" draw:text-style-name="P3" draw:layer="layout" svg:width="1.231cm" svg:height="1.231cm" svg:x="3.665cm" svg:y="2.268cm" svg:viewBox="0 0 1232 1232" draw:points="240,0 1232,0 992,1232 0,1232">
          <text:p/>
        </draw:polygon>
        <draw:polygon draw:style-name="gr5" draw:text-style-name="P3" draw:layer="layout" svg:width="0cm" svg:height="0cm" svg:x="3.665cm" svg:y="2.268cm" svg:viewBox="0 0 0 0" draw:points="0,0">
          <text:p/>
        </draw:polygon>
        <draw:polygon draw:style-name="gr5" draw:text-style-name="P3" draw:layer="layout" svg:width="0cm" svg:height="0cm" svg:x="4.896cm" svg:y="3.499cm" svg:viewBox="0 0 0 0" draw:points="0,0">
          <text:p/>
        </draw:polygon>
        <draw:path draw:style-name="gr2" draw:text-style-name="P2" draw:layer="layout" svg:width="1.231cm" svg:height="1.228cm" svg:x="2.395cm" svg:y="2.31cm" svg:viewBox="0 0 1232 1229" svg:d="M240 0h992l-240 1229h-992zM0 0zM1232 1229z">
          <text:p/>
        </draw:path>
        <draw:polygon draw:style-name="gr5" draw:text-style-name="P3" draw:layer="layout" svg:width="1.231cm" svg:height="1.228cm" svg:x="2.395cm" svg:y="2.31cm" svg:viewBox="0 0 1232 1229" draw:points="240,0 1232,0 992,1229 0,1229">
          <text:p/>
        </draw:polygon>
        <draw:polygon draw:style-name="gr5" draw:text-style-name="P3" draw:layer="layout" svg:width="0cm" svg:height="0cm" svg:x="2.395cm" svg:y="2.31cm" svg:viewBox="0 0 0 0" draw:points="0,0">
          <text:p/>
        </draw:polygon>
        <draw:polygon draw:style-name="gr5" draw:text-style-name="P3" draw:layer="layout" svg:width="0cm" svg:height="0cm" svg:x="3.626cm" svg:y="3.538cm" svg:viewBox="0 0 0 0" draw:points="0,0">
          <text:p/>
        </draw:polygon>
        <draw:path draw:style-name="gr2" draw:text-style-name="P2" draw:layer="layout" svg:width="1.228cm" svg:height="1.231cm" svg:x="1.167cm" svg:y="2.268cm" svg:viewBox="0 0 1229 1232" svg:d="M240 0h989l-240 1232h-989zM0 0zM1229 1232z">
          <text:p/>
        </draw:path>
        <draw:polygon draw:style-name="gr5" draw:text-style-name="P3" draw:layer="layout" svg:width="1.228cm" svg:height="1.231cm" svg:x="1.167cm" svg:y="2.268cm" svg:viewBox="0 0 1229 1232" draw:points="240,0 1229,0 989,1232 0,1232">
          <text:p/>
        </draw:polygon>
        <draw:polygon draw:style-name="gr5" draw:text-style-name="P3" draw:layer="layout" svg:width="0cm" svg:height="0cm" svg:x="1.167cm" svg:y="2.268cm" svg:viewBox="0 0 0 0" draw:points="0,0">
          <text:p/>
        </draw:polygon>
        <draw:polygon draw:style-name="gr5" draw:text-style-name="P3" draw:layer="layout" svg:width="0cm" svg:height="0cm" svg:x="2.395cm" svg:y="3.499cm" svg:viewBox="0 0 0 0" draw:points="0,0">
          <text:p/>
        </draw:polygon>
        <draw:line draw:style-name="gr12" draw:text-style-name="P3" draw:layer="layout" svg:x1="1.781cm" svg:y1="3.499cm" svg:x2="2.777cm" svg:y2="8.033cm">
          <text:p/>
        </draw:line>
        <draw:polygon draw:style-name="gr13" draw:text-style-name="P8" draw:layer="layout" svg:width="0.409cm" svg:height="0.66cm" svg:x="2.564cm" svg:y="7.958cm" svg:viewBox="0 0 410 661" draw:points="340,661 410,0 0,88">
          <text:p/>
        </draw:polygon>
        <draw:line draw:style-name="gr12" draw:text-style-name="P3" draw:layer="layout" svg:x1="2.885cm" svg:y1="3.538cm" svg:x2="2.904cm" svg:y2="8.019cm">
          <text:p/>
        </draw:line>
        <draw:polygon draw:style-name="gr13" draw:text-style-name="P8" draw:layer="layout" svg:width="0.42cm" svg:height="0.632cm" svg:x="2.691cm" svg:y="7.986cm" svg:viewBox="0 0 421 633" draw:points="213,633 421,0 0,4">
          <text:p/>
        </draw:polygon>
        <draw:line draw:style-name="gr12" draw:text-style-name="P3" draw:layer="layout" svg:x1="4.156cm" svg:y1="3.499cm" svg:x2="3.048cm" svg:y2="8.033cm">
          <text:p/>
        </draw:line>
        <draw:polygon draw:style-name="gr13" draw:text-style-name="P8" draw:layer="layout" svg:width="0.409cm" svg:height="0.66cm" svg:x="2.85cm" svg:y="7.958cm" svg:viewBox="0 0 410 661" draw:points="53,661 410,99 0,0">
          <text:p/>
        </draw:polygon>
        <draw:path draw:style-name="gr15" draw:text-style-name="P9" draw:layer="layout" svg:width="1.273cm" svg:height="1.273cm" svg:x="5.062cm" svg:y="15.095cm" svg:viewBox="0 0 1274 1274" svg:d="M0 152c0-78 74-152 152-152h971c74 0 151 74 151 152v971c0 74-77 151-151 151h-971c-78 0-152-77-152-151zM0 0zM1274 1274z">
          <text:p/>
        </draw:path>
        <draw:path draw:style-name="gr3" draw:text-style-name="P3" draw:layer="layout" svg:width="1.273cm" svg:height="1.273cm" svg:x="5.062cm" svg:y="15.095cm" svg:viewBox="0 0 1274 1274" svg:d="M0 152c0-78 74-152 152-152h971c74 0 151 74 151 152v971c0 74-77 151-151 151h-971c-78 0-152-77-152-151z">
          <text:p/>
        </draw:path>
        <draw:polygon draw:style-name="gr3" draw:text-style-name="P3" draw:layer="layout" svg:width="0cm" svg:height="0cm" svg:x="5.062cm" svg:y="15.095cm" svg:viewBox="0 0 0 0" draw:points="0,0">
          <text:p/>
        </draw:polygon>
        <draw:polygon draw:style-name="gr3" draw:text-style-name="P3" draw:layer="layout" svg:width="0cm" svg:height="0cm" svg:x="6.335cm" svg:y="16.368cm" svg:viewBox="0 0 0 0" draw:points="0,0">
          <text:p/>
        </draw:polygon>
        <draw:path draw:style-name="gr15" draw:text-style-name="P9" draw:layer="layout" svg:width="1.273cm" svg:height="1.397cm" svg:x="9.761cm" svg:y="15.095cm" svg:viewBox="0 0 1274 1398" svg:d="M635 0c363 0 636 303 636 698 0 396-273 700-636 700-360 0-635-304-635-700 0-395 275-698 635-698zM0 0zM1274 1398z">
          <text:p/>
        </draw:path>
        <draw:path draw:style-name="gr3" draw:text-style-name="P3" draw:layer="layout" svg:width="1.27cm" svg:height="1.397cm" svg:x="9.761cm" svg:y="15.095cm" svg:viewBox="0 0 1271 1398" svg:d="M635 0c363 0 636 303 636 698 0 396-273 700-636 700-360 0-635-304-635-700 0-395 275-698 635-698z">
          <text:p/>
        </draw:path>
        <draw:polygon draw:style-name="gr3" draw:text-style-name="P3" draw:layer="layout" svg:width="0cm" svg:height="0cm" svg:x="9.761cm" svg:y="15.095cm" svg:viewBox="0 0 0 0" draw:points="0,0">
          <text:p/>
        </draw:polygon>
        <draw:polygon draw:style-name="gr3" draw:text-style-name="P3" draw:layer="layout" svg:width="0cm" svg:height="0cm" svg:x="11.034cm" svg:y="16.492cm" svg:viewBox="0 0 0 0" draw:points="0,0">
          <text:p/>
        </draw:polygon>
        <draw:path draw:style-name="gr15" draw:text-style-name="P9" draw:layer="layout" svg:width="1.273cm" svg:height="1.397cm" svg:x="12.809cm" svg:y="15.095cm" svg:viewBox="0 0 1274 1398" svg:d="M636 0c363 0 635 303 635 698 0 396-272 700-635 700-361 0-636-304-636-700 0-395 275-698 636-698zM0 0zM1274 1398z">
          <text:p/>
        </draw:path>
        <draw:path draw:style-name="gr3" draw:text-style-name="P3" draw:layer="layout" svg:width="1.27cm" svg:height="1.397cm" svg:x="12.809cm" svg:y="15.095cm" svg:viewBox="0 0 1271 1398" svg:d="M636 0c363 0 635 303 635 698 0 396-272 700-635 700-361 0-636-304-636-700 0-395 275-698 636-698z">
          <text:p/>
        </draw:path>
        <draw:polygon draw:style-name="gr3" draw:text-style-name="P3" draw:layer="layout" svg:width="0cm" svg:height="0cm" svg:x="12.809cm" svg:y="15.095cm" svg:viewBox="0 0 0 0" draw:points="0,0">
          <text:p/>
        </draw:polygon>
        <draw:polygon draw:style-name="gr3" draw:text-style-name="P3" draw:layer="layout" svg:width="0cm" svg:height="0cm" svg:x="14.082cm" svg:y="16.492cm" svg:viewBox="0 0 0 0" draw:points="0,0">
          <text:p/>
        </draw:polygon>
        <draw:path draw:style-name="gr15" draw:text-style-name="P9" draw:layer="layout" svg:width="1.273cm" svg:height="1.397cm" svg:x="11.285cm" svg:y="15.095cm" svg:viewBox="0 0 1274 1398" svg:d="M635 0c364 0 636 303 636 698 0 396-272 700-636 700-360 0-635-304-635-700 0-395 275-698 635-698zM0 0zM1274 1398z">
          <text:p/>
        </draw:path>
        <draw:path draw:style-name="gr3" draw:text-style-name="P3" draw:layer="layout" svg:width="1.27cm" svg:height="1.397cm" svg:x="11.285cm" svg:y="15.095cm" svg:viewBox="0 0 1271 1398" svg:d="M635 0c364 0 636 303 636 698 0 396-272 700-636 700-360 0-635-304-635-700 0-395 275-698 635-698z">
          <text:p/>
        </draw:path>
        <draw:polygon draw:style-name="gr3" draw:text-style-name="P3" draw:layer="layout" svg:width="0cm" svg:height="0cm" svg:x="11.285cm" svg:y="15.095cm" svg:viewBox="0 0 0 0" draw:points="0,0">
          <text:p/>
        </draw:polygon>
        <draw:polygon draw:style-name="gr3" draw:text-style-name="P3" draw:layer="layout" svg:width="0cm" svg:height="0cm" svg:x="12.558cm" svg:y="16.492cm" svg:viewBox="0 0 0 0" draw:points="0,0">
          <text:p/>
        </draw:polygon>
        <draw:path draw:style-name="gr15" draw:text-style-name="P9" draw:layer="layout" svg:width="1.273cm" svg:height="1.273cm" svg:x="9.761cm" svg:y="21.318cm" svg:viewBox="0 0 1274 1274" svg:d="M0 635l635-635 639 635-639 639zM0 0zM1274 1274z">
          <text:p/>
        </draw:path>
        <draw:polygon draw:style-name="gr3" draw:text-style-name="P3" draw:layer="layout" svg:width="1.273cm" svg:height="1.273cm" svg:x="9.761cm" svg:y="21.318cm" svg:viewBox="0 0 1274 1274" draw:points="0,635 635,0 1274,635 635,1274">
          <text:p/>
        </draw:polygon>
        <draw:polygon draw:style-name="gr3" draw:text-style-name="P3" draw:layer="layout" svg:width="0cm" svg:height="0cm" svg:x="9.761cm" svg:y="21.318cm" svg:viewBox="0 0 0 0" draw:points="0,0">
          <text:p/>
        </draw:polygon>
        <draw:polygon draw:style-name="gr3" draw:text-style-name="P3" draw:layer="layout" svg:width="0cm" svg:height="0cm" svg:x="11.034cm" svg:y="22.591cm" svg:viewBox="0 0 0 0" draw:points="0,0">
          <text:p/>
        </draw:polygon>
        <draw:path draw:style-name="gr15" draw:text-style-name="P9" draw:layer="layout" svg:width="1.273cm" svg:height="1.143cm" svg:x="2.268cm" svg:y="21.445cm" svg:viewBox="0 0 1274 1144" svg:d="M635 0l639 1144h-1274zM0 0zM1274 1144z">
          <text:p/>
        </draw:path>
        <draw:polygon draw:style-name="gr3" draw:text-style-name="P3" draw:layer="layout" svg:width="1.273cm" svg:height="1.143cm" svg:x="2.268cm" svg:y="21.445cm" svg:viewBox="0 0 1274 1144" draw:points="635,0 1274,1144 0,1144">
          <text:p/>
        </draw:polygon>
        <draw:polygon draw:style-name="gr3" draw:text-style-name="P3" draw:layer="layout" svg:width="0cm" svg:height="0cm" svg:x="2.268cm" svg:y="21.445cm" svg:viewBox="0 0 0 0" draw:points="0,0">
          <text:p/>
        </draw:polygon>
        <draw:polygon draw:style-name="gr3" draw:text-style-name="P3" draw:layer="layout" svg:width="0cm" svg:height="0cm" svg:x="3.541cm" svg:y="22.588cm" svg:viewBox="0 0 0 0" draw:points="0,0">
          <text:p/>
        </draw:polygon>
        <draw:path draw:style-name="gr15" draw:text-style-name="P9" draw:layer="layout" svg:width="1.273cm" svg:height="1.143cm" svg:x="6.205cm" svg:y="18.778cm" svg:viewBox="0 0 1274 1144" svg:d="M0 0h1274l-639 1144zM0 0zM1274 1144z">
          <text:p/>
        </draw:path>
        <draw:polygon draw:style-name="gr3" draw:text-style-name="P3" draw:layer="layout" svg:width="1.273cm" svg:height="1.143cm" svg:x="6.205cm" svg:y="18.778cm" svg:viewBox="0 0 1274 1144" draw:points="0,0 1274,0 635,1144">
          <text:p/>
        </draw:polygon>
        <draw:polygon draw:style-name="gr3" draw:text-style-name="P3" draw:layer="layout" svg:width="0cm" svg:height="0cm" svg:x="6.205cm" svg:y="18.778cm" svg:viewBox="0 0 0 0" draw:points="0,0">
          <text:p/>
        </draw:polygon>
        <draw:polygon draw:style-name="gr3" draw:text-style-name="P3" draw:layer="layout" svg:width="0cm" svg:height="0cm" svg:x="7.478cm" svg:y="19.921cm" svg:viewBox="0 0 0 0" draw:points="0,0">
          <text:p/>
        </draw:polygon>
        <draw:path draw:style-name="gr15" draw:text-style-name="P9" draw:layer="layout" svg:width="1.397cm" svg:height="1.273cm" svg:x="7.729cm" svg:y="25.382cm" svg:viewBox="0 0 1398 1274" svg:d="M282 0h836l280 635-280 639h-836l-282-639zM0 0zM1398 1274z">
          <text:p/>
        </draw:path>
        <draw:polygon draw:style-name="gr3" draw:text-style-name="P3" draw:layer="layout" svg:width="1.397cm" svg:height="1.273cm" svg:x="7.729cm" svg:y="25.382cm" svg:viewBox="0 0 1398 1274" draw:points="282,0 1118,0 1398,635 1118,1274 282,1274 0,635">
          <text:p/>
        </draw:polygon>
        <draw:polygon draw:style-name="gr3" draw:text-style-name="P3" draw:layer="layout" svg:width="0cm" svg:height="0cm" svg:x="7.729cm" svg:y="25.382cm" svg:viewBox="0 0 0 0" draw:points="0,0">
          <text:p/>
        </draw:polygon>
        <draw:polygon draw:style-name="gr3" draw:text-style-name="P3" draw:layer="layout" svg:width="0cm" svg:height="0cm" svg:x="9.126cm" svg:y="26.655cm" svg:viewBox="0 0 0 0" draw:points="0,0">
          <text:p/>
        </draw:polygon>
        <draw:path draw:style-name="gr15" draw:text-style-name="P9" draw:layer="layout" svg:width="1.273cm" svg:height="1.273cm" svg:x="6.713cm" svg:y="15.095cm" svg:viewBox="0 0 1274 1274" svg:d="M0 152c0-78 74-152 152-152h971c74 0 151 74 151 152v971c0 74-77 151-151 151h-971c-78 0-152-77-152-151zM0 0zM1274 1274z">
          <text:p/>
        </draw:path>
        <draw:path draw:style-name="gr3" draw:text-style-name="P3" draw:layer="layout" svg:width="1.273cm" svg:height="1.273cm" svg:x="6.713cm" svg:y="15.095cm" svg:viewBox="0 0 1274 1274" svg:d="M0 152c0-78 74-152 152-152h971c74 0 151 74 151 152v971c0 74-77 151-151 151h-971c-78 0-152-77-152-151z">
          <text:p/>
        </draw:path>
        <draw:polygon draw:style-name="gr3" draw:text-style-name="P3" draw:layer="layout" svg:width="0cm" svg:height="0cm" svg:x="6.713cm" svg:y="15.095cm" svg:viewBox="0 0 0 0" draw:points="0,0">
          <text:p/>
        </draw:polygon>
        <draw:polygon draw:style-name="gr3" draw:text-style-name="P3" draw:layer="layout" svg:width="0cm" svg:height="0cm" svg:x="7.986cm" svg:y="16.368cm" svg:viewBox="0 0 0 0" draw:points="0,0">
          <text:p/>
        </draw:polygon>
        <draw:path draw:style-name="gr15" draw:text-style-name="P9" draw:layer="layout" svg:width="1.273cm" svg:height="1.273cm" svg:x="8.237cm" svg:y="15.095cm" svg:viewBox="0 0 1274 1274" svg:d="M0 152c0-78 75-152 153-152h970c74 0 151 74 151 152v971c0 74-77 151-151 151h-970c-78 0-153-77-153-151zM0 0zM1274 1274z">
          <text:p/>
        </draw:path>
        <draw:path draw:style-name="gr3" draw:text-style-name="P3" draw:layer="layout" svg:width="1.273cm" svg:height="1.273cm" svg:x="8.237cm" svg:y="15.095cm" svg:viewBox="0 0 1274 1274" svg:d="M0 152c0-78 75-152 153-152h970c74 0 151 74 151 152v971c0 74-77 151-151 151h-970c-78 0-153-77-153-151z">
          <text:p/>
        </draw:path>
        <draw:polygon draw:style-name="gr3" draw:text-style-name="P3" draw:layer="layout" svg:width="0cm" svg:height="0cm" svg:x="8.237cm" svg:y="15.095cm" svg:viewBox="0 0 0 0" draw:points="0,0">
          <text:p/>
        </draw:polygon>
        <draw:polygon draw:style-name="gr3" draw:text-style-name="P3" draw:layer="layout" svg:width="0cm" svg:height="0cm" svg:x="9.51cm" svg:y="16.368cm" svg:viewBox="0 0 0 0" draw:points="0,0">
          <text:p/>
        </draw:polygon>
        <draw:path draw:style-name="gr15" draw:text-style-name="P9" draw:layer="layout" svg:width="1.27cm" svg:height="1.27cm" svg:x="11.285cm" svg:y="21.353cm" svg:viewBox="0 0 1271 1271" svg:d="M0 635l635-635 636 635-636 636zM0 0zM1271 1271z">
          <text:p/>
        </draw:path>
        <draw:polygon draw:style-name="gr3" draw:text-style-name="P3" draw:layer="layout" svg:width="1.27cm" svg:height="1.27cm" svg:x="11.285cm" svg:y="21.353cm" svg:viewBox="0 0 1271 1271" draw:points="0,635 635,0 1271,635 635,1271">
          <text:p/>
        </draw:polygon>
        <draw:polygon draw:style-name="gr3" draw:text-style-name="P3" draw:layer="layout" svg:width="0cm" svg:height="0cm" svg:x="11.285cm" svg:y="21.353cm" svg:viewBox="0 0 0 0" draw:points="0,0">
          <text:p/>
        </draw:polygon>
        <draw:polygon draw:style-name="gr3" draw:text-style-name="P3" draw:layer="layout" svg:width="0cm" svg:height="0cm" svg:x="12.555cm" svg:y="22.623cm" svg:viewBox="0 0 0 0" draw:points="0,0">
          <text:p/>
        </draw:polygon>
        <draw:path draw:style-name="gr15" draw:text-style-name="P9" draw:layer="layout" svg:width="1.273cm" svg:height="1.273cm" svg:x="12.809cm" svg:y="21.318cm" svg:viewBox="0 0 1274 1274" svg:d="M0 635l636-635 638 635-638 639zM0 0zM1274 1274z">
          <text:p/>
        </draw:path>
        <draw:polygon draw:style-name="gr3" draw:text-style-name="P3" draw:layer="layout" svg:width="1.273cm" svg:height="1.273cm" svg:x="12.809cm" svg:y="21.318cm" svg:viewBox="0 0 1274 1274" draw:points="0,635 636,0 1274,635 636,1274">
          <text:p/>
        </draw:polygon>
        <draw:polygon draw:style-name="gr3" draw:text-style-name="P3" draw:layer="layout" svg:width="0cm" svg:height="0cm" svg:x="12.809cm" svg:y="21.318cm" svg:viewBox="0 0 0 0" draw:points="0,0">
          <text:p/>
        </draw:polygon>
        <draw:polygon draw:style-name="gr3" draw:text-style-name="P3" draw:layer="layout" svg:width="0cm" svg:height="0cm" svg:x="14.082cm" svg:y="22.591cm" svg:viewBox="0 0 0 0" draw:points="0,0">
          <text:p/>
        </draw:polygon>
        <draw:line draw:style-name="gr12" draw:text-style-name="P3" draw:layer="layout" svg:x1="8.873cm" svg:y1="16.365cm" svg:x2="7.231cm" svg:y2="18.32cm">
          <text:p/>
        </draw:line>
        <draw:polygon draw:style-name="gr13" draw:text-style-name="P8" draw:layer="layout" svg:width="0.568cm" svg:height="0.617cm" svg:x="6.84cm" svg:y="18.161cm" svg:viewBox="0 0 569 618" draw:points="0,618 569,272 247,0">
          <text:p/>
        </draw:polygon>
        <draw:line draw:style-name="gr12" draw:text-style-name="P3" draw:layer="layout" svg:x1="7.349cm" svg:y1="16.365cm" svg:x2="6.967cm" svg:y2="18.19cm">
          <text:p/>
        </draw:line>
        <draw:polygon draw:style-name="gr13" draw:text-style-name="P8" draw:layer="layout" svg:width="0.413cm" svg:height="0.66cm" svg:x="6.766cm" svg:y="18.118cm" svg:viewBox="0 0 414 661" draw:points="75,661 414,86 0,0">
          <text:p/>
        </draw:polygon>
        <draw:line draw:style-name="gr12" draw:text-style-name="P3" draw:layer="layout" svg:x1="5.697cm" svg:y1="16.365cm" svg:x2="6.583cm" svg:y2="18.236cm">
          <text:p/>
        </draw:line>
        <draw:polygon draw:style-name="gr13" draw:text-style-name="P8" draw:layer="layout" svg:width="0.459cm" svg:height="0.66cm" svg:x="6.381cm" svg:y="18.118cm" svg:viewBox="0 0 460 661" draw:points="460,661 382,0 0,181">
          <text:p/>
        </draw:polygon>
        <draw:path draw:style-name="gr15" draw:text-style-name="P9" draw:layer="layout" svg:width="1.397cm" svg:height="1.273cm" svg:x="10.015cm" svg:y="25.382cm" svg:viewBox="0 0 1398 1274" svg:d="M282 0h837l279 635-279 639h-837l-282-639zM0 0zM1398 1274z">
          <text:p/>
        </draw:path>
        <draw:polygon draw:style-name="gr3" draw:text-style-name="P3" draw:layer="layout" svg:width="1.397cm" svg:height="1.273cm" svg:x="10.015cm" svg:y="25.382cm" svg:viewBox="0 0 1398 1274" draw:points="282,0 1119,0 1398,635 1119,1274 282,1274 0,635">
          <text:p/>
        </draw:polygon>
        <draw:polygon draw:style-name="gr3" draw:text-style-name="P3" draw:layer="layout" svg:width="0cm" svg:height="0cm" svg:x="10.015cm" svg:y="25.382cm" svg:viewBox="0 0 0 0" draw:points="0,0">
          <text:p/>
        </draw:polygon>
        <draw:polygon draw:style-name="gr3" draw:text-style-name="P3" draw:layer="layout" svg:width="0cm" svg:height="0cm" svg:x="11.412cm" svg:y="26.655cm" svg:viewBox="0 0 0 0" draw:points="0,0">
          <text:p/>
        </draw:polygon>
        <draw:path draw:style-name="gr15" draw:text-style-name="P9" draw:layer="layout" svg:width="1.397cm" svg:height="1.273cm" svg:x="5.189cm" svg:y="25.382cm" svg:viewBox="0 0 1398 1274" svg:d="M282 0h837l279 635-279 639h-837l-282-639zM0 0zM1398 1274z">
          <text:p/>
        </draw:path>
        <draw:polygon draw:style-name="gr3" draw:text-style-name="P3" draw:layer="layout" svg:width="1.397cm" svg:height="1.273cm" svg:x="5.189cm" svg:y="25.382cm" svg:viewBox="0 0 1398 1274" draw:points="282,0 1119,0 1398,635 1119,1274 282,1274 0,635">
          <text:p/>
        </draw:polygon>
        <draw:polygon draw:style-name="gr3" draw:text-style-name="P3" draw:layer="layout" svg:width="0cm" svg:height="0cm" svg:x="5.189cm" svg:y="25.382cm" svg:viewBox="0 0 0 0" draw:points="0,0">
          <text:p/>
        </draw:polygon>
        <draw:polygon draw:style-name="gr3" draw:text-style-name="P3" draw:layer="layout" svg:width="0cm" svg:height="0cm" svg:x="6.586cm" svg:y="26.655cm" svg:viewBox="0 0 0 0" draw:points="0,0">
          <text:p/>
        </draw:polygon>
        <draw:line draw:style-name="gr12" draw:text-style-name="P3" draw:layer="layout" svg:x1="2.903cm" svg:y1="22.588cm" svg:x2="5.451cm" svg:y2="24.974cm">
          <text:p/>
        </draw:line>
        <draw:polygon draw:style-name="gr13" draw:text-style-name="P8" draw:layer="layout" svg:width="0.607cm" svg:height="0.582cm" svg:x="5.284cm" svg:y="24.8cm" svg:viewBox="0 0 608 583" draw:points="608,583 289,0 0,307">
          <text:p/>
        </draw:polygon>
        <draw:line draw:style-name="gr12" draw:text-style-name="P3" draw:layer="layout" svg:x1="2.903cm" svg:y1="22.588cm" svg:x2="7.892cm" svg:y2="25.111cm">
          <text:p/>
        </draw:line>
        <draw:polygon draw:style-name="gr13" draw:text-style-name="P8" draw:layer="layout" svg:width="0.66cm" svg:height="0.473cm" svg:x="7.771cm" svg:y="24.909cm" svg:viewBox="0 0 661 474" draw:points="661,474 191,0 0,379">
          <text:p/>
        </draw:polygon>
        <draw:line draw:style-name="gr12" draw:text-style-name="P3" draw:layer="layout" svg:x1="2.903cm" svg:y1="22.588cm" svg:x2="10.15cm" svg:y2="25.182cm">
          <text:p/>
        </draw:line>
        <draw:polygon draw:style-name="gr13" draw:text-style-name="P8" draw:layer="layout" svg:width="0.667cm" svg:height="0.409cm" svg:x="10.05cm" svg:y="24.973cm" svg:viewBox="0 0 668 410" draw:points="668,410 141,0 0,396">
          <text:p/>
        </draw:polygon>
        <draw:line draw:style-name="gr12" draw:text-style-name="P3" draw:layer="layout" svg:x1="10.397cm" svg:y1="22.588cm" svg:x2="6.402cm" svg:y2="25.065cm">
          <text:p/>
        </draw:line>
        <draw:polygon draw:style-name="gr13" draw:text-style-name="P8" draw:layer="layout" svg:width="0.645cm" svg:height="0.512cm" svg:x="5.891cm" svg:y="24.87cm" svg:viewBox="0 0 646 513" draw:points="0,513 646,360 424,0">
          <text:p/>
        </draw:polygon>
        <draw:line draw:style-name="gr12" draw:text-style-name="P3" draw:layer="layout" svg:x1="11.921cm" svg:y1="22.623cm" svg:x2="8.904cm" svg:y2="25.009cm">
          <text:p/>
        </draw:line>
        <draw:polygon draw:style-name="gr13" draw:text-style-name="P8" draw:layer="layout" svg:width="0.624cm" svg:height="0.554cm" svg:x="8.431cm" svg:y="24.828cm" svg:viewBox="0 0 625 555" draw:points="0,555 625,328 363,0">
          <text:p/>
        </draw:polygon>
        <draw:line draw:style-name="gr12" draw:text-style-name="P3" draw:layer="layout" svg:x1="13.445cm" svg:y1="22.588cm" svg:x2="11.137cm" svg:y2="24.952cm">
          <text:p/>
        </draw:line>
        <draw:polygon draw:style-name="gr13" draw:text-style-name="P8" draw:layer="layout" svg:width="0.589cm" svg:height="0.596cm" svg:x="10.717cm" svg:y="24.786cm" svg:viewBox="0 0 590 597" draw:points="0,597 590,292 290,0">
          <text:p/>
        </draw:polygon>
        <draw:path draw:style-name="gr15" draw:text-style-name="P9" draw:layer="layout" svg:width="1.273cm" svg:height="1.143cm" svg:x="6.205cm" svg:y="21.445cm" svg:viewBox="0 0 1274 1144" svg:d="M0 229l1274-229v1144h-1274zM0 0zM1274 1144z">
          <text:p/>
        </draw:path>
        <draw:polygon draw:style-name="gr3" draw:text-style-name="P3" draw:layer="layout" svg:width="1.273cm" svg:height="1.143cm" svg:x="6.205cm" svg:y="21.445cm" svg:viewBox="0 0 1274 1144" draw:points="0,229 1274,0 1274,1144 0,1144">
          <text:p/>
        </draw:polygon>
        <draw:polygon draw:style-name="gr3" draw:text-style-name="P3" draw:layer="layout" svg:width="0cm" svg:height="0cm" svg:x="6.205cm" svg:y="21.445cm" svg:viewBox="0 0 0 0" draw:points="0,0">
          <text:p/>
        </draw:polygon>
        <draw:polygon draw:style-name="gr3" draw:text-style-name="P3" draw:layer="layout" svg:width="0cm" svg:height="0cm" svg:x="7.478cm" svg:y="22.588cm" svg:viewBox="0 0 0 0" draw:points="0,0">
          <text:p/>
        </draw:polygon>
        <draw:path draw:style-name="gr15" draw:text-style-name="P9" draw:layer="layout" svg:width="1.273cm" svg:height="1.143cm" svg:x="4.427cm" svg:y="21.445cm" svg:viewBox="0 0 1274 1144" svg:d="M0 229l1274-229v1144h-1274zM0 0zM1274 1144z">
          <text:p/>
        </draw:path>
        <draw:polygon draw:style-name="gr3" draw:text-style-name="P3" draw:layer="layout" svg:width="1.273cm" svg:height="1.143cm" svg:x="4.427cm" svg:y="21.445cm" svg:viewBox="0 0 1274 1144" draw:points="0,229 1274,0 1274,1144 0,1144">
          <text:p/>
        </draw:polygon>
        <draw:polygon draw:style-name="gr3" draw:text-style-name="P3" draw:layer="layout" svg:width="0cm" svg:height="0cm" svg:x="4.427cm" svg:y="21.445cm" svg:viewBox="0 0 0 0" draw:points="0,0">
          <text:p/>
        </draw:polygon>
        <draw:polygon draw:style-name="gr3" draw:text-style-name="P3" draw:layer="layout" svg:width="0cm" svg:height="0cm" svg:x="5.7cm" svg:y="22.588cm" svg:viewBox="0 0 0 0" draw:points="0,0">
          <text:p/>
        </draw:polygon>
        <draw:path draw:style-name="gr15" draw:text-style-name="P9" draw:layer="layout" svg:width="1.273cm" svg:height="1.143cm" svg:x="7.983cm" svg:y="21.445cm" svg:viewBox="0 0 1274 1144" svg:d="M0 229l1274-229v1144h-1274zM0 0zM1274 1144z">
          <text:p/>
        </draw:path>
        <draw:polygon draw:style-name="gr3" draw:text-style-name="P3" draw:layer="layout" svg:width="1.273cm" svg:height="1.143cm" svg:x="7.983cm" svg:y="21.445cm" svg:viewBox="0 0 1274 1144" draw:points="0,229 1274,0 1274,1144 0,1144">
          <text:p/>
        </draw:polygon>
        <draw:polygon draw:style-name="gr3" draw:text-style-name="P3" draw:layer="layout" svg:width="0cm" svg:height="0cm" svg:x="7.983cm" svg:y="21.445cm" svg:viewBox="0 0 0 0" draw:points="0,0">
          <text:p/>
        </draw:polygon>
        <draw:polygon draw:style-name="gr3" draw:text-style-name="P3" draw:layer="layout" svg:width="0cm" svg:height="0cm" svg:x="9.256cm" svg:y="22.588cm" svg:viewBox="0 0 0 0" draw:points="0,0">
          <text:p/>
        </draw:polygon>
        <draw:line draw:style-name="gr12" draw:text-style-name="P3" draw:layer="layout" svg:x1="6.841cm" svg:y1="19.921cm" svg:x2="5.506cm" svg:y2="21.153cm">
          <text:p/>
        </draw:line>
        <draw:polygon draw:style-name="gr13" draw:text-style-name="P8" draw:layer="layout" svg:width="0.61cm" svg:height="0.582cm" svg:x="5.062cm" svg:y="20.976cm" svg:viewBox="0 0 611 583" draw:points="0,583 611,311 325,0">
          <text:p/>
        </draw:polygon>
        <draw:line draw:style-name="gr12" draw:text-style-name="P3" draw:layer="layout" svg:x1="6.84cm" svg:y1="19.921cm" svg:x2="6.84cm" svg:y2="20.958cm">
          <text:p/>
        </draw:line>
        <draw:polygon draw:style-name="gr13" draw:text-style-name="P8" draw:layer="layout" svg:width="0.42cm" svg:height="0.628cm" svg:x="6.632cm" svg:y="20.93cm" svg:viewBox="0 0 421 629" draw:points="208,629 421,0 0,0">
          <text:p/>
        </draw:polygon>
        <draw:line draw:style-name="gr12" draw:text-style-name="P3" draw:layer="layout" svg:x1="6.84cm" svg:y1="19.921cm" svg:x2="8.178cm" svg:y2="21.153cm">
          <text:p/>
        </draw:line>
        <draw:polygon draw:style-name="gr13" draw:text-style-name="P8" draw:layer="layout" svg:width="0.607cm" svg:height="0.582cm" svg:x="8.011cm" svg:y="20.976cm" svg:viewBox="0 0 608 583" draw:points="608,583 287,0 0,311">
          <text:p/>
        </draw:polygon>
        <draw:line draw:style-name="gr12" draw:text-style-name="P3" draw:layer="layout" svg:x1="5.062cm" svg:y1="22.5cm" svg:x2="5.726cm" svg:y2="24.804cm">
          <text:p/>
        </draw:line>
        <draw:polygon draw:style-name="gr13" draw:text-style-name="P8" draw:layer="layout" svg:width="0.406cm" svg:height="0.663cm" svg:x="5.513cm" svg:y="24.719cm" svg:viewBox="0 0 407 664" draw:points="379,664 407,0 0,116">
          <text:p/>
        </draw:polygon>
        <draw:line draw:style-name="gr12" draw:text-style-name="P3" draw:layer="layout" svg:x1="6.84cm" svg:y1="22.5cm" svg:x2="8.139cm" svg:y2="24.857cm">
          <text:p/>
        </draw:line>
        <draw:polygon draw:style-name="gr13" draw:text-style-name="P8" draw:layer="layout" svg:width="0.49cm" svg:height="0.653cm" svg:x="7.941cm" svg:y="24.729cm" svg:viewBox="0 0 491 654" draw:points="491,654 371,0 0,201">
          <text:p/>
        </draw:polygon>
        <draw:line draw:style-name="gr12" draw:text-style-name="P3" draw:layer="layout" svg:x1="8.618cm" svg:y1="22.5cm" svg:x2="10.362cm" svg:y2="24.896cm">
          <text:p/>
        </draw:line>
        <draw:polygon draw:style-name="gr13" draw:text-style-name="P8" draw:layer="layout" svg:width="0.543cm" svg:height="0.635cm" svg:x="10.174cm" svg:y="24.747cm" svg:viewBox="0 0 544 636" draw:points="544,636 342,0 0,250">
          <text:p/>
        </draw:polygon>
        <draw:path draw:style-name="gr15" draw:text-style-name="P9" draw:layer="layout" svg:width="1.231cm" svg:height="1.231cm" svg:x="3.665cm" svg:y="15.095cm" svg:viewBox="0 0 1232 1232" svg:d="M240 0h992l-240 1232h-992zM0 0zM1232 1232z">
          <text:p/>
        </draw:path>
        <draw:polygon draw:style-name="gr3" draw:text-style-name="P3" draw:layer="layout" svg:width="1.231cm" svg:height="1.231cm" svg:x="3.665cm" svg:y="15.095cm" svg:viewBox="0 0 1232 1232" draw:points="240,0 1232,0 992,1232 0,1232">
          <text:p/>
        </draw:polygon>
        <draw:polygon draw:style-name="gr3" draw:text-style-name="P3" draw:layer="layout" svg:width="0cm" svg:height="0cm" svg:x="3.665cm" svg:y="15.095cm" svg:viewBox="0 0 0 0" draw:points="0,0">
          <text:p/>
        </draw:polygon>
        <draw:polygon draw:style-name="gr3" draw:text-style-name="P3" draw:layer="layout" svg:width="0cm" svg:height="0cm" svg:x="4.896cm" svg:y="16.326cm" svg:viewBox="0 0 0 0" draw:points="0,0">
          <text:p/>
        </draw:polygon>
        <draw:path draw:style-name="gr15" draw:text-style-name="P9" draw:layer="layout" svg:width="1.231cm" svg:height="1.228cm" svg:x="2.395cm" svg:y="15.137cm" svg:viewBox="0 0 1232 1229" svg:d="M240 0h992l-240 1229h-992zM0 0zM1232 1229z">
          <text:p/>
        </draw:path>
        <draw:polygon draw:style-name="gr3" draw:text-style-name="P3" draw:layer="layout" svg:width="1.231cm" svg:height="1.228cm" svg:x="2.395cm" svg:y="15.137cm" svg:viewBox="0 0 1232 1229" draw:points="240,0 1232,0 992,1229 0,1229">
          <text:p/>
        </draw:polygon>
        <draw:polygon draw:style-name="gr3" draw:text-style-name="P3" draw:layer="layout" svg:width="0cm" svg:height="0cm" svg:x="2.395cm" svg:y="15.137cm" svg:viewBox="0 0 0 0" draw:points="0,0">
          <text:p/>
        </draw:polygon>
        <draw:polygon draw:style-name="gr3" draw:text-style-name="P3" draw:layer="layout" svg:width="0cm" svg:height="0cm" svg:x="3.626cm" svg:y="16.365cm" svg:viewBox="0 0 0 0" draw:points="0,0">
          <text:p/>
        </draw:polygon>
        <draw:line draw:style-name="gr12" draw:text-style-name="P3" draw:layer="layout" svg:x1="1.781cm" svg:y1="16.326cm" svg:x2="2.777cm" svg:y2="20.86cm">
          <text:p/>
        </draw:line>
        <draw:polygon draw:style-name="gr13" draw:text-style-name="P8" draw:layer="layout" svg:width="0.409cm" svg:height="0.66cm" svg:x="2.564cm" svg:y="20.785cm" svg:viewBox="0 0 410 661" draw:points="340,661 410,0 0,88">
          <text:p/>
        </draw:polygon>
        <draw:line draw:style-name="gr12" draw:text-style-name="P3" draw:layer="layout" svg:x1="2.885cm" svg:y1="16.365cm" svg:x2="2.904cm" svg:y2="20.846cm">
          <text:p/>
        </draw:line>
        <draw:polygon draw:style-name="gr13" draw:text-style-name="P8" draw:layer="layout" svg:width="0.42cm" svg:height="0.632cm" svg:x="2.691cm" svg:y="20.813cm" svg:viewBox="0 0 421 633" draw:points="213,633 421,0 0,4">
          <text:p/>
        </draw:polygon>
        <draw:line draw:style-name="gr12" draw:text-style-name="P3" draw:layer="layout" svg:x1="4.156cm" svg:y1="16.326cm" svg:x2="3.048cm" svg:y2="20.86cm">
          <text:p/>
        </draw:line>
        <draw:polygon draw:style-name="gr13" draw:text-style-name="P8" draw:layer="layout" svg:width="0.409cm" svg:height="0.66cm" svg:x="2.85cm" svg:y="20.785cm" svg:viewBox="0 0 410 661" draw:points="53,661 410,99 0,0">
          <text:p/>
        </draw:polygon>
        <draw:path draw:style-name="gr15" draw:text-style-name="P9" draw:layer="layout" svg:width="1.228cm" svg:height="1.228cm" svg:x="1.04cm" svg:y="15.137cm" svg:viewBox="0 0 1229 1229" svg:d="M240 0h989l-240 1229h-989zM0 0zM1229 1229z">
          <text:p/>
        </draw:path>
        <draw:polygon draw:style-name="gr5" draw:text-style-name="P3" draw:layer="layout" svg:width="1.228cm" svg:height="1.228cm" svg:x="1.04cm" svg:y="15.137cm" svg:viewBox="0 0 1229 1229" draw:points="240,0 1229,0 989,1229 0,1229">
          <text:p/>
        </draw:polygon>
        <draw:polygon draw:style-name="gr5" draw:text-style-name="P3" draw:layer="layout" svg:width="0cm" svg:height="0cm" svg:x="1.04cm" svg:y="15.137cm" svg:viewBox="0 0 0 0" draw:points="0,0">
          <text:p/>
        </draw:polygon>
        <draw:polygon draw:style-name="gr5" draw:text-style-name="P3" draw:layer="layout" svg:width="0cm" svg:height="0cm" svg:x="2.268cm" svg:y="16.365cm" svg:viewBox="0 0 0 0" draw:points="0,0">
          <text:p/>
        </draw:polygon>
        <draw:line draw:style-name="gr12" draw:text-style-name="P3" draw:layer="layout" svg:x1="5.892cm" svg:y1="13.825cm" svg:x2="2.353cm" svg:y2="14.955cm">
          <text:p/>
        </draw:line>
        <draw:polygon draw:style-name="gr13" draw:text-style-name="P8" draw:layer="layout" svg:width="0.666cm" svg:height="0.402cm" svg:x="1.778cm" svg:y="14.746cm" svg:viewBox="0 0 667 403" draw:points="0,392 667,403 539,0">
          <text:p/>
        </draw:polygon>
        <draw:line draw:style-name="gr12" draw:text-style-name="P3" draw:layer="layout" svg:x1="5.892cm" svg:y1="13.825cm" svg:x2="5.789cm" svg:y2="14.5cm">
          <text:p/>
        </draw:line>
        <draw:polygon draw:style-name="gr13" draw:text-style-name="P8" draw:layer="layout" svg:width="0.416cm" svg:height="0.653cm" svg:x="5.584cm" svg:y="14.442cm" svg:viewBox="0 0 417 654" draw:points="114,654 417,60 0,0">
          <text:p/>
        </draw:polygon>
        <draw:line draw:style-name="gr12" draw:text-style-name="P3" draw:layer="layout" svg:x1="5.891cm" svg:y1="13.825cm" svg:x2="9.818cm" svg:y2="14.934cm">
          <text:p/>
        </draw:line>
        <draw:polygon draw:style-name="gr13" draw:text-style-name="P8" draw:layer="layout" svg:width="0.663cm" svg:height="0.406cm" svg:x="9.733cm" svg:y="14.721cm" svg:viewBox="0 0 664 407" draw:points="664,375 113,0 0,407">
          <text:p/>
        </draw:polygon>
        <draw:line draw:style-name="gr12" draw:text-style-name="P3" draw:layer="layout" svg:x1="8.432cm" svg:y1="13.825cm" svg:x2="3.721cm" svg:y2="14.994cm">
          <text:p/>
        </draw:line>
        <draw:polygon draw:style-name="gr13" draw:text-style-name="P8" draw:layer="layout" svg:width="0.663cm" svg:height="0.409cm" svg:x="3.136cm" svg:y="14.781cm" svg:viewBox="0 0 664 410" draw:points="0,357 664,410 562,0">
          <text:p/>
        </draw:polygon>
        <draw:line draw:style-name="gr12" draw:text-style-name="P3" draw:layer="layout" svg:x1="8.432cm" svg:y1="13.825cm" svg:x2="7.739cm" svg:y2="14.637cm">
          <text:p/>
        </draw:line>
        <draw:polygon draw:style-name="gr13" draw:text-style-name="P8" draw:layer="layout" svg:width="0.571cm" svg:height="0.614cm" svg:x="7.348cm" svg:y="14.481cm" svg:viewBox="0 0 572 615" draw:points="0,615 572,272 250,0">
          <text:p/>
        </draw:polygon>
        <draw:line draw:style-name="gr12" draw:text-style-name="P3" draw:layer="layout" svg:x1="10.717cm" svg:y1="13.825cm" svg:x2="11.508cm" svg:y2="14.658cm">
          <text:p/>
        </draw:line>
        <draw:polygon draw:style-name="gr13" draw:text-style-name="P8" draw:layer="layout" svg:width="0.586cm" svg:height="0.6cm" svg:x="11.334cm" svg:y="14.495cm" svg:viewBox="0 0 587 601" draw:points="587,601 308,0 0,290">
          <text:p/>
        </draw:polygon>
        <draw:line draw:style-name="gr12" draw:text-style-name="P3" draw:layer="layout" svg:x1="10.718cm" svg:y1="13.825cm" svg:x2="4.995cm" svg:y2="14.979cm">
          <text:p/>
        </draw:line>
        <draw:polygon draw:style-name="gr13" draw:text-style-name="P8" draw:layer="layout" svg:width="0.659cm" svg:height="0.413cm" svg:x="4.406cm" svg:y="14.767cm" svg:viewBox="0 0 660 414" draw:points="0,329 660,414 579,0">
          <text:p/>
        </draw:polygon>
        <draw:line draw:style-name="gr12" draw:text-style-name="P3" draw:layer="layout" svg:x1="10.718cm" svg:y1="13.825cm" svg:x2="9.369cm" svg:y2="14.754cm">
          <text:p/>
        </draw:line>
        <draw:polygon draw:style-name="gr13" draw:text-style-name="P8" draw:layer="layout" svg:width="0.642cm" svg:height="0.529cm" svg:x="8.872cm" svg:y="14.566cm" svg:viewBox="0 0 643 530" draw:points="0,530 643,345 402,0">
          <text:p/>
        </draw:polygon>
        <draw:line draw:style-name="gr12" draw:text-style-name="P3" draw:layer="layout" svg:x1="10.717cm" svg:y1="13.825cm" svg:x2="12.898cm" svg:y2="14.842cm">
          <text:p/>
        </draw:line>
        <draw:polygon draw:style-name="gr13" draw:text-style-name="P8" draw:layer="layout" svg:width="0.66cm" svg:height="0.455cm" svg:x="12.784cm" svg:y="14.64cm" svg:viewBox="0 0 661 456" draw:points="661,456 178,0 0,382">
          <text:p/>
        </draw:polygon>
        <draw:polygon draw:style-name="gr6" draw:text-style-name="P5" draw:layer="layout" svg:width="3.937cm" svg:height="1.27cm" svg:x="16.111cm" svg:y="4.808cm" svg:viewBox="0 0 3938 1271" draw:points="1973,1271 0,1271 0,0 3938,0 3938,1271">
          <text:p/>
        </draw:polygon>
        <draw:frame draw:style-name="gr16" draw:text-style-name="P7" draw:layer="layout" svg:width="1.026cm" svg:height="0.907cm" svg:x="17.695cm" svg:y="20.131cm">
          <draw:text-box>
            <text:p text:style-name="P6"><text:span text:style-name="T1">s, p</text:span></text:p>
          </draw:text-box>
        </draw:frame>
        <draw:path draw:style-name="gr4" draw:text-style-name="P4" draw:layer="layout" svg:width="1.232cm" svg:height="1.228cm" svg:x="14.463cm" svg:y="4.85cm" svg:viewBox="0 0 1233 1229" svg:d="M240 0h993l-244 1229h-989zM0 0zM1233 1229z">
          <text:p/>
        </draw:path>
        <draw:polygon draw:style-name="gr5" draw:text-style-name="P3" draw:layer="layout" svg:width="1.232cm" svg:height="1.228cm" svg:x="14.463cm" svg:y="4.85cm" svg:viewBox="0 0 1233 1229" draw:points="240,0 1233,0 989,1229 0,1229">
          <text:p/>
        </draw:polygon>
        <draw:polygon draw:style-name="gr5" draw:text-style-name="P3" draw:layer="layout" svg:width="0cm" svg:height="0cm" svg:x="14.463cm" svg:y="4.85cm" svg:viewBox="0 0 0 0" draw:points="0,0">
          <text:p/>
        </draw:polygon>
        <draw:polygon draw:style-name="gr5" draw:text-style-name="P3" draw:layer="layout" svg:width="0cm" svg:height="0cm" svg:x="15.695cm" svg:y="6.078cm" svg:viewBox="0 0 0 0" draw:points="0,0">
          <text:p/>
        </draw:polygon>
        <draw:frame draw:style-name="gr7" draw:text-style-name="P7" draw:layer="layout" svg:width="1.695cm" svg:height="0.907cm" svg:x="17.237cm" svg:y="4.891cm">
          <draw:text-box>
            <text:p text:style-name="P6"><text:span text:style-name="T1">DOT2</text:span></text:p>
          </draw:text-box>
        </draw:frame>
        <draw:line draw:style-name="gr17" draw:text-style-name="P10" draw:layer="layout" svg:x1="10.414cm" svg:y1="3.683cm" svg:x2="10.414cm" svg:y2="8.509cm">
          <text:p/>
        </draw:line>
        <draw:line draw:style-name="gr17" draw:text-style-name="P10" draw:layer="layout" svg:x1="10.414cm" svg:y1="3.663cm" svg:x2="11.938cm" svg:y2="8.509cm">
          <text:p/>
        </draw:line>
        <draw:line draw:style-name="gr17" draw:text-style-name="P10" draw:layer="layout" svg:x1="10.4cm" svg:y1="3.643cm" svg:x2="13.462cm" svg:y2="8.509cm">
          <text:p/>
        </draw:line>
        <draw:line draw:style-name="gr17" draw:text-style-name="P10" draw:layer="layout" svg:x1="11.938cm" svg:y1="3.683cm" svg:x2="11.938cm" svg:y2="8.509cm">
          <text:p/>
        </draw:line>
        <draw:line draw:style-name="gr17" draw:text-style-name="P10" draw:layer="layout" svg:x1="13.462cm" svg:y1="3.683cm" svg:x2="13.462cm" svg:y2="8.509cm">
          <text:p/>
        </draw:line>
        <draw:line draw:style-name="gr17" draw:text-style-name="P10" draw:layer="layout" svg:x1="11.938cm" svg:y1="3.663cm" svg:x2="10.414cm" svg:y2="8.509cm">
          <text:p/>
        </draw:line>
        <draw:line draw:style-name="gr17" draw:text-style-name="P10" draw:layer="layout" svg:x1="11.938cm" svg:y1="3.663cm" svg:x2="13.462cm" svg:y2="8.509cm">
          <text:p/>
        </draw:line>
        <draw:line draw:style-name="gr17" draw:text-style-name="P10" draw:layer="layout" svg:x1="13.462cm" svg:y1="3.663cm" svg:x2="10.414cm" svg:y2="8.509cm">
          <text:p/>
        </draw:line>
        <draw:line draw:style-name="gr17" draw:text-style-name="P10" draw:layer="layout" svg:x1="13.462cm" svg:y1="3.663cm" svg:x2="11.938cm" svg:y2="8.509cm">
          <text:p/>
        </draw:line>
        <draw:line draw:style-name="gr17" draw:text-style-name="P10" draw:layer="layout" svg:x1="10.414cm" svg:y1="16.51cm" svg:x2="10.414cm" svg:y2="21.336cm">
          <text:p/>
        </draw:line>
        <draw:line draw:style-name="gr17" draw:text-style-name="P10" draw:layer="layout" svg:x1="13.462cm" svg:y1="16.51cm" svg:x2="13.462cm" svg:y2="21.336cm">
          <text:p/>
        </draw:line>
        <draw:line draw:style-name="gr17" draw:text-style-name="P10" draw:layer="layout" svg:x1="11.938cm" svg:y1="16.517cm" svg:x2="11.938cm" svg:y2="21.343cm">
          <text:p/>
        </draw:line>
        <draw:line draw:style-name="gr17" draw:text-style-name="P10" draw:layer="layout" svg:x1="10.414cm" svg:y1="16.51cm" svg:x2="11.938cm" svg:y2="21.356cm">
          <text:p/>
        </draw:line>
        <draw:line draw:style-name="gr17" draw:text-style-name="P10" draw:layer="layout" svg:x1="10.414cm" svg:y1="16.47cm" svg:x2="13.476cm" svg:y2="21.336cm">
          <text:p/>
        </draw:line>
        <draw:line draw:style-name="gr17" draw:text-style-name="P10" draw:layer="layout" svg:x1="11.938cm" svg:y1="16.49cm" svg:x2="10.414cm" svg:y2="21.336cm">
          <text:p/>
        </draw:line>
        <draw:line draw:style-name="gr17" draw:text-style-name="P10" draw:layer="layout" svg:x1="11.938cm" svg:y1="16.51cm" svg:x2="13.462cm" svg:y2="21.356cm">
          <text:p/>
        </draw:line>
        <draw:line draw:style-name="gr17" draw:text-style-name="P10" draw:layer="layout" svg:x1="13.462cm" svg:y1="16.51cm" svg:x2="10.414cm" svg:y2="21.356cm">
          <text:p/>
        </draw:line>
        <draw:line draw:style-name="gr17" draw:text-style-name="P10" draw:layer="layout" svg:x1="13.462cm" svg:y1="16.51cm" svg:x2="11.938cm" svg:y2="21.3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05T00:38:23.538171324</dc:date>
    <meta:editing-duration>PT6M54S</meta:editing-duration>
    <meta:editing-cycles>9</meta:editing-cycles>
    <meta:generator>LibreOffice/5.3.3.2$Linux_X86_64 LibreOffice_project/30m0$Build-2</meta:generator>
    <meta:document-statistic meta:object-count="317"/>
  </office:meta>
</office:document-meta>
</file>